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4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officeooo:paragraph-rsid="06f5639b"/>
    </style:style>
    <style:style style:name="P32" style:family="paragraph" style:parent-style-name="Standard">
      <style:text-properties officeooo:paragraph-rsid="07be27e1"/>
    </style:style>
    <style:style style:name="P33" style:family="paragraph" style:parent-style-name="Standard">
      <style:text-properties officeooo:paragraph-rsid="0c819a59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5" style:family="paragraph" style:parent-style-name="Standard">
      <style:text-properties officeooo:paragraph-rsid="0c851cf6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ca56a54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style:text-properties officeooo:paragraph-rsid="0cb38183"/>
    </style:style>
    <style:style style:name="P44" style:family="paragraph" style:parent-style-name="Standard">
      <style:text-properties officeooo:paragraph-rsid="0cb428e8"/>
    </style:style>
    <style:style style:name="P45" style:family="paragraph" style:parent-style-name="Standard">
      <style:text-properties officeooo:paragraph-rsid="0cb627b6"/>
    </style:style>
    <style:style style:name="P46" style:family="paragraph" style:parent-style-name="Standard">
      <style:text-properties officeooo:paragraph-rsid="0a0f8417"/>
    </style:style>
    <style:style style:name="P47" style:family="paragraph" style:parent-style-name="Standard">
      <style:text-properties officeooo:paragraph-rsid="0cbe2b6f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c0708"/>
    </style:style>
    <style:style style:name="P55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6" style:family="paragraph" style:parent-style-name="Standard">
      <style:text-properties officeooo:paragraph-rsid="0d089b5f"/>
    </style:style>
    <style:style style:name="P57" style:family="paragraph" style:parent-style-name="Standard">
      <style:text-properties officeooo:paragraph-rsid="0d09f881"/>
    </style:style>
    <style:style style:name="P58" style:family="paragraph" style:parent-style-name="Standard">
      <style:text-properties officeooo:paragraph-rsid="0d0aad8b"/>
    </style:style>
    <style:style style:name="P59" style:family="paragraph" style:parent-style-name="Standard">
      <style:text-properties officeooo:paragraph-rsid="0d10b2c9"/>
    </style:style>
    <style:style style:name="P60" style:family="paragraph" style:parent-style-name="Standard">
      <style:text-properties officeooo:paragraph-rsid="0d137e4c"/>
    </style:style>
    <style:style style:name="P61" style:family="paragraph" style:parent-style-name="Standard">
      <style:text-properties officeooo:paragraph-rsid="0d17169e"/>
    </style:style>
    <style:style style:name="P62" style:family="paragraph" style:parent-style-name="Standard">
      <style:text-properties officeooo:paragraph-rsid="0d37c52c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4fb2fa"/>
    </style:style>
    <style:style style:name="P65" style:family="paragraph" style:parent-style-name="Standard">
      <style:text-properties officeooo:paragraph-rsid="0d5d07c4"/>
    </style:style>
    <style:style style:name="P66" style:family="paragraph" style:parent-style-name="Standard">
      <style:text-properties officeooo:paragraph-rsid="0d53d678"/>
    </style:style>
    <style:style style:name="P67" style:family="paragraph" style:parent-style-name="Standard">
      <style:text-properties officeooo:paragraph-rsid="0c8364eb"/>
    </style:style>
    <style:style style:name="P68" style:family="paragraph" style:parent-style-name="Standard">
      <style:text-properties officeooo:paragraph-rsid="0d656632"/>
    </style:style>
    <style:style style:name="P69" style:family="paragraph" style:parent-style-name="Standard">
      <style:text-properties officeooo:paragraph-rsid="0d6687d9"/>
    </style:style>
    <style:style style:name="P70" style:family="paragraph" style:parent-style-name="Standard">
      <style:text-properties officeooo:paragraph-rsid="0d823c65"/>
    </style:style>
    <style:style style:name="P71" style:family="paragraph" style:parent-style-name="Standard">
      <style:text-properties officeooo:paragraph-rsid="0d87b9fa"/>
    </style:style>
    <style:style style:name="P72" style:family="paragraph" style:parent-style-name="Standard">
      <style:text-properties officeooo:paragraph-rsid="0d88a1d4"/>
    </style:style>
    <style:style style:name="P73" style:family="paragraph" style:parent-style-name="Standard">
      <style:text-properties officeooo:paragraph-rsid="0d8c21b9"/>
    </style:style>
    <style:style style:name="P74" style:family="paragraph" style:parent-style-name="Standard">
      <style:text-properties officeooo:paragraph-rsid="0d8df6d5"/>
    </style:style>
    <style:style style:name="P75" style:family="paragraph" style:parent-style-name="Standard">
      <style:text-properties officeooo:paragraph-rsid="0da024ea"/>
    </style:style>
    <style:style style:name="P76" style:family="paragraph" style:parent-style-name="Standard">
      <style:text-properties officeooo:paragraph-rsid="0da677d4"/>
    </style:style>
    <style:style style:name="P77" style:family="paragraph" style:parent-style-name="Standard">
      <style:text-properties officeooo:rsid="0d1ec96e" officeooo:paragraph-rsid="0dbb4d02"/>
    </style:style>
    <style:style style:name="P78" style:family="paragraph" style:parent-style-name="Standard">
      <style:text-properties officeooo:paragraph-rsid="0d72706e"/>
    </style:style>
    <style:style style:name="P79" style:family="paragraph" style:parent-style-name="Standard">
      <style:text-properties officeooo:paragraph-rsid="0dbbcae4"/>
    </style:style>
    <style:style style:name="P80" style:family="paragraph" style:parent-style-name="Standard">
      <style:text-properties officeooo:paragraph-rsid="0dbec325"/>
    </style:style>
    <style:style style:name="P81" style:family="paragraph" style:parent-style-name="Standard">
      <style:text-properties officeooo:paragraph-rsid="0dc75ecf"/>
    </style:style>
    <style:style style:name="P82" style:family="paragraph" style:parent-style-name="Standard">
      <style:text-properties officeooo:paragraph-rsid="0dc8ca39"/>
    </style:style>
    <style:style style:name="P83" style:family="paragraph" style:parent-style-name="Footnote">
      <style:text-properties officeooo:paragraph-rsid="04473353"/>
    </style:style>
    <style:style style:name="P84" style:family="paragraph" style:parent-style-name="Footnote">
      <style:text-properties officeooo:rsid="043ccc66" officeooo:paragraph-rsid="0c397b0b"/>
    </style:style>
    <style:style style:name="P85" style:family="paragraph" style:parent-style-name="Footnote">
      <style:text-properties officeooo:paragraph-rsid="0cfb8404"/>
    </style:style>
    <style:style style:name="P86" style:family="paragraph" style:parent-style-name="Footnote">
      <style:text-properties officeooo:paragraph-rsid="0d04dbb4"/>
    </style:style>
    <style:style style:name="P87" style:family="paragraph" style:parent-style-name="Footnote">
      <style:text-properties officeooo:paragraph-rsid="0d4c0055"/>
    </style:style>
    <style:style style:name="P88" style:family="paragraph" style:parent-style-name="Footnote">
      <style:text-properties officeooo:paragraph-rsid="0d5dc5cc"/>
    </style:style>
    <style:style style:name="P89" style:family="paragraph" style:parent-style-name="Footnote">
      <style:text-properties officeooo:paragraph-rsid="0d80b951"/>
    </style:style>
    <style:style style:name="P90" style:family="paragraph" style:parent-style-name="Footnote">
      <style:text-properties officeooo:paragraph-rsid="0d88b8d0"/>
    </style:style>
    <style:style style:name="P91" style:family="paragraph" style:parent-style-name="Footnote">
      <style:text-properties officeooo:paragraph-rsid="0db416b4"/>
    </style:style>
    <style:style style:name="P92" style:family="paragraph" style:parent-style-name="Footnote">
      <style:text-properties officeooo:rsid="0d516aa8" officeooo:paragraph-rsid="0dcae566"/>
    </style:style>
    <style:style style:name="P93" style:family="paragraph" style:parent-style-name="Footnote">
      <style:text-properties officeooo:rsid="0d516aa8" officeooo:paragraph-rsid="0dcc4e72"/>
    </style:style>
    <style:style style:name="P9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5" style:family="paragraph" style:parent-style-name="Footnote">
      <style:text-properties officeooo:paragraph-rsid="0d04dbb4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0bb8b"/>
    </style:style>
    <style:style style:name="P99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>
      <style:text-properties officeooo:paragraph-rsid="0dd0bb8b"/>
    </style:style>
    <style:style style:name="P101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200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201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46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text-line-through-style="none" style:text-line-through-type="none" style:text-position="super 58%" style:font-name="Ubuntu3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3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4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style:font-name="Ubuntu3" fo:font-size="12pt" fo:language="nl" fo:country="NL" fo:font-weight="normal" officeooo:rsid="0dd0bb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style:font-name="Ubuntu3" fo:font-size="12pt" fo:language="nl" fo:country="NL" fo:font-weight="normal" officeooo:rsid="0dd1db2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style:font-name="Ubuntu3" fo:font-size="12pt" fo:language="nl" fo:country="NL" fo:font-weight="normal" officeooo:rsid="0dd385b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9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0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3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5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46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47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48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49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50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51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52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53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4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55" style:family="text">
      <style:text-properties fo:color="#000000" style:font-name="Ubuntu3" fo:font-size="12pt" style:font-size-asian="12pt" style:font-size-complex="12pt"/>
    </style:style>
    <style:style style:name="T356" style:family="text">
      <style:text-properties fo:color="#000000" style:font-name="Ubuntu3" fo:font-size="12pt" officeooo:rsid="004804ae" style:font-size-asian="12pt" style:font-size-complex="12pt"/>
    </style:style>
    <style:style style:name="T357" style:family="text">
      <style:text-properties fo:color="#000000" style:font-name="Ubuntu3" fo:font-size="12pt" officeooo:rsid="0d21a97c" style:font-size-asian="12pt" style:font-size-complex="12pt"/>
    </style:style>
    <style:style style:name="T358" style:family="text">
      <style:text-properties fo:color="#000000" style:font-name="Ubuntu3" fo:font-size="12pt" officeooo:rsid="0d2ecc1a" style:font-size-asian="12pt" style:font-size-complex="12pt"/>
    </style:style>
    <style:style style:name="T359" style:family="text">
      <style:text-properties fo:color="#000000" style:text-underline-style="none" officeooo:rsid="0bd0b23f" style:font-size-asian="12pt" style:font-size-complex="12pt"/>
    </style:style>
    <style:style style:name="T360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1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2" style:family="text">
      <style:text-properties fo:color="#000000" style:font-name="Ubuntu2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style:font-name="Ubuntu2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style:font-name="Ubuntu2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style:font-name="Ubuntu2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style:font-name="Ubuntu2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style:font-name="Ubuntu2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style:font-name="Ubuntu2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style:font-name="Ubuntu2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style:font-name="Ubuntu2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style:font-name="Ubuntu2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style:font-name="Ubuntu2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style:font-name="Ubuntu2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style:font-name="Ubuntu2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style:font-name="Ubuntu2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76" style:family="text">
      <style:text-properties fo:color="#000000" style:font-name="Ubuntu2" fo:font-size="12pt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77" style:family="text">
      <style:text-properties fo:color="#000000" style:font-name="Ubuntu2" fo:font-size="12pt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78" style:family="text">
      <style:text-properties fo:color="#000000" style:font-name="Ubuntu2" fo:font-size="12pt" fo:language="nl" fo:country="NL" officeooo:rsid="0dc9dc0e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79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80" style:family="text">
      <style:text-properties fo:color="#000000" fo:language="nl" fo:country="NL" officeooo:rsid="0d4a40e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81" style:family="text">
      <style:text-properties fo:color="#000000" fo:language="nl" fo:country="NL" officeooo:rsid="0d4b85c3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82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3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4" style:family="text">
      <style:text-properties style:use-window-font-color="true"/>
    </style:style>
    <style:style style:name="T38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9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0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1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6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2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3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4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5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16" style:family="text">
      <style:text-properties style:use-window-font-color="true" officeooo:rsid="047da547"/>
    </style:style>
    <style:style style:name="T417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8" style:family="text">
      <style:text-properties fo:font-size="12pt" style:font-size-asian="12pt" style:font-size-complex="12pt"/>
    </style:style>
    <style:style style:name="T419" style:family="text">
      <style:text-properties fo:font-size="12pt" officeooo:rsid="02eddb5a" style:font-size-asian="12pt" style:font-size-complex="12pt"/>
    </style:style>
    <style:style style:name="T420" style:family="text">
      <style:text-properties fo:font-size="12pt" officeooo:rsid="064c9632" style:font-size-asian="12pt" style:font-size-complex="12pt"/>
    </style:style>
    <style:style style:name="T421" style:family="text">
      <style:text-properties officeooo:rsid="047fb57c"/>
    </style:style>
    <style:style style:name="T422" style:family="text">
      <style:text-properties officeooo:rsid="047da547"/>
    </style:style>
    <style:style style:name="T423" style:family="text">
      <style:text-properties officeooo:rsid="01657261" style:font-size-asian="12pt" style:font-size-complex="12pt"/>
    </style:style>
    <style:style style:name="T424" style:family="text">
      <style:text-properties officeooo:rsid="04473353"/>
    </style:style>
    <style:style style:name="T425" style:family="text">
      <style:text-properties fo:font-weight="normal" style:font-weight-asian="normal" style:font-weight-complex="normal"/>
    </style:style>
    <style:style style:name="T426" style:family="text">
      <style:text-properties officeooo:rsid="06049971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officeooo:rsid="06049971" style:font-weight-asian="bold" style:font-weight-complex="bold"/>
    </style:style>
    <style:style style:name="T429" style:family="text">
      <style:text-properties fo:font-weight="bold" officeooo:rsid="0d519917" style:font-weight-asian="bold" style:font-weight-complex="bold"/>
    </style:style>
    <style:style style:name="T430" style:family="text">
      <style:text-properties officeooo:rsid="0594b105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officeooo:rsid="06049971" style:font-style-asian="italic" style:font-style-complex="italic"/>
    </style:style>
    <style:style style:name="T433" style:family="text">
      <style:text-properties officeooo:rsid="0aace3cd"/>
    </style:style>
    <style:style style:name="T434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35" style:family="text">
      <style:text-properties fo:font-size="10pt" officeooo:rsid="06049971" style:font-size-asian="10pt" style:font-size-complex="10pt"/>
    </style:style>
    <style:style style:name="T436" style:family="text">
      <style:text-properties fo:font-size="10pt" officeooo:rsid="0d7d740a" style:font-size-asian="10pt" style:font-size-complex="10pt"/>
    </style:style>
    <style:style style:name="T437" style:family="text">
      <style:text-properties officeooo:rsid="0394a435"/>
    </style:style>
    <style:style style:name="T438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39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3" style:family="text">
      <style:text-properties fo:font-variant="normal" fo:text-transform="none" fo:color="#000000" style:text-line-through-style="none" style:text-line-through-type="none" style:font-name="Ubuntu2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44" style:family="text">
      <style:text-properties officeooo:rsid="0b668458"/>
    </style:style>
    <style:style style:name="T445" style:family="text">
      <style:text-properties officeooo:rsid="0c125172"/>
    </style:style>
    <style:style style:name="T446" style:family="text">
      <style:text-properties officeooo:rsid="0d2d19da"/>
    </style:style>
    <style:style style:name="T447" style:family="text">
      <style:text-properties officeooo:rsid="0d3bc5c4"/>
    </style:style>
    <style:style style:name="T448" style:family="text">
      <style:text-properties officeooo:rsid="0d3fc4ec"/>
    </style:style>
    <style:style style:name="T449" style:family="text">
      <style:text-properties officeooo:rsid="0d4b2054"/>
    </style:style>
    <style:style style:name="T450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1" style:family="text">
      <style:text-properties officeooo:rsid="0d781c5d"/>
    </style:style>
    <style:style style:name="T452" style:family="text">
      <style:text-properties officeooo:rsid="0d7d740a"/>
    </style:style>
    <style:style style:name="T453" style:family="text">
      <style:text-properties officeooo:rsid="0d87d73f"/>
    </style:style>
    <style:style style:name="T454" style:family="text">
      <style:text-properties officeooo:rsid="0d88b8d0"/>
    </style:style>
    <style:style style:name="T455" style:family="text">
      <style:text-properties fo:font-style="normal" style:font-style-asian="normal" style:font-style-complex="normal"/>
    </style:style>
    <style:style style:name="T456" style:family="text">
      <style:text-properties officeooo:rsid="0db2fd57"/>
    </style:style>
    <style:style style:name="T457" style:family="text">
      <style:text-properties officeooo:rsid="0db4d737"/>
    </style:style>
    <style:style style:name="T458" style:family="text">
      <style:text-properties officeooo:rsid="0db5d4ba"/>
    </style:style>
    <style:style style:name="T459" style:family="text">
      <style:text-properties officeooo:rsid="0db5fe7f"/>
    </style:style>
    <style:style style:name="T460" style:family="text">
      <style:text-properties officeooo:rsid="0d1ec96e"/>
    </style:style>
    <style:style style:name="T461" style:family="text">
      <style:text-properties officeooo:rsid="0d4a40eb"/>
    </style:style>
    <style:style style:name="T462" style:family="text">
      <style:text-properties officeooo:rsid="0d4b85c3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text:span text:style-name="Strong_20_Emphasis"><text:span text:style-name="T320">C</text:span></text:span><text:span text:style-name="Strong_20_Emphasis"><text:span text:style-name="T315">hecklist voor </text:span></text:span><text:span text:style-name="Strong_20_Emphasis"><text:span text:style-name="T325">de installatie</text:span></text:span><text:span text:style-name="Strong_20_Emphasis"><text:span text:style-name="T315"> van </text:span></text:span><text:reference-mark-start text:name="Distributie"/><text:span text:style-name="Strong_20_Emphasis"><text:span text:style-name="T326">Debian</text:span></text:span><text:reference-mark-end text:name="Distributie"/><text:span text:style-name="Strong_20_Emphasis"><text:span text:style-name="T318"> </text:span></text:span><text:reference-mark-start text:name="Versie"/><text:span text:style-name="Strong_20_Emphasis"><text:span text:style-name="T326">1</text:span></text:span><text:span text:style-name="Strong_20_Emphasis"><text:span text:style-name="T324">0</text:span></text:span><text:reference-mark-end text:name="Versie"/><text:span text:style-name="Strong_20_Emphasis"><text:span text:style-name="T328"> LTS</text:span></text:span><text:span text:style-name="Strong_20_Emphasis"><text:span text:style-name="T316"><text:note text:id="ftn1" text:note-class="footnote"><text:note-citation>1</text:note-citation><text:note-body><text:p text:style-name="P86"><text:span text:style-name="T437">Deze versie heeft codenaam </text:span><text:span text:style-name="T365">B</text:span><text:span text:style-name="T444">uster </text:span><text:span text:style-name="T445">(buster)</text:span><text:span text:style-name="T444"> </text:span><text:span text:style-name="T366">en is een zogenaamde LTS-versie (Long-Term Support, langetermijnondersteuning). <text:s/></text:span><text:span text:style-name="T367">Deze</text:span><text:span text:style-name="T366"> LTS-versie versch</text:span><text:span text:style-name="T367">een </text:span><text:span text:style-name="T374">in </text:span><text:span text:style-name="T367">juli</text:span><text:span text:style-name="T366"> 20</text:span><text:span text:style-name="T367">19</text:span><text:span text:style-name="T366"> en wordt vanaf vrijgave </text:span><text:span text:style-name="T374">vijf</text:span><text:span text:style-name="T366"> jaar ondersteund</text:span><text:span text:style-name="T368"> </text:span><text:span text:style-name="T366">(</text:span><text:span text:style-name="T369">updates </text:span><text:span text:style-name="T366">tot </text:span><text:span text:style-name="T367">juli </text:span><text:span text:style-name="T366">202</text:span><text:span text:style-name="T367">4</text:span><text:span text:style-name="T368">)</text:span><text:span text:style-name="T370">.</text:span></text:p></text:note-body></text:note></text:span></text:span><text:span text:style-name="Strong_20_Emphasis"><text:span text:style-name="T316"> </text:span></text:span><text:reference-mark-start text:name="Editie"/><text:span text:style-name="Strong_20_Emphasis"><text:span text:style-name="T317">desktop</text:span></text:span><text:reference-mark-end text:name="Editie"/><text:span text:style-name="Strong_20_Emphasis"><text:span text:style-name="T319">.</text:span></text:span></text:p>
      <text:p text:style-name="P13"/>
      <text:p text:style-name="P31"><text:span text:style-name="T18">Kijk op</text:span><text:span text:style-name="T315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5"> </text:span><text:span text:style-name="T385">voor</text:span><text:span text:style-name="T386"> </text:span><text:span text:style-name="T387">deze en andere </text:span><text:span text:style-name="T19">checklists, scripts, en overige bestanden.</text:span></text:p>
      <text:p text:style-name="P24"/>
      <text:p text:style-name="P55"><text:span text:style-name="T195">D</text:span><text:span text:style-name="T194">it is een invulbare PD</text:span><text:span text:style-name="T196">F</text:span><text:span text:style-name="T194"> met tekst- en keuzevakken; </text:span><text:span text:style-name="T197">a</text:span><text:span text:style-name="T194">fdrukken is niet noodzakelijk.</text:span></text:p>
      <text:p text:style-name="P14"/>
      <text:p text:style-name="P14"/>
      <text:p text:style-name="P14">V<text:span text:style-name="T421">ul de waarden in het tekstvak achter de </text:span><text:span text:style-name="Definition"><text:span text:style-name="T422">schuingedrukte</text:span></text:span> <text:span text:style-name="T422">woorden </text:span><text:span text:style-name="T416">(zie toelichting)</text:span><text:span text:style-name="T422">:</text:span></text:p>
      <text:p text:style-name="P4"><text:span text:style-name="Definition"><text:span text:style-name="T392">g</text:span></text:span><text:span text:style-name="Definition"><text:span text:style-name="T391">ebruiker</text:span></text:span><text:span text:style-name="Definition"><text:span text:style-name="T393"><text:tab/><text:tab/></text:span></text:span><text:span text:style-name="Definition"><text:span text:style-name="T384"> <text:tab/><text:tab/></text:span></text:span><text:span text:style-name="T394"><draw:control text:anchor-type="as-char" svg:y="-0.429cm" draw:z-index="35" draw:name="Gebruiker" draw:style-name="gr2" draw:text-style-name="P103" svg:width="6.061cm" svg:height="0.6cm" draw:control="control36"><svg:title>Gebruiker</svg:title><svg:desc>Volledige naam, bijv. Jan Stek</svg:desc></draw:control></text:span><text:span text:style-name="T394"><text:tab/></text:span><text:span text:style-name="T395">(</text:span><text:span text:style-name="T413">volledige naam, bijv. </text:span><text:span text:style-name="T415">Karel Kamer</text:span><text:span text:style-name="T414">)</text:span></text:p>
      <text:p text:style-name="Standard"><text:span text:style-name="Definition"><text:span text:style-name="T392">g</text:span></text:span><text:span text:style-name="Definition"><text:span text:style-name="T391">ebruikersnaam<text:tab/><text:tab/></text:span></text:span><text:span text:style-name="Definition"><text:span text:style-name="T391"><draw:control text:anchor-type="as-char" svg:y="-0.429cm" draw:z-index="36" draw:name="Gberuikersnaam" draw:style-name="gr2" draw:text-style-name="P103" svg:width="6.061cm" svg:height="0.6cm" draw:control="control37"><svg:title>Gebruikersnaam</svg:title><svg:desc>Korte naam, bijv. jan</svg:desc></draw:control></text:span></text:span><text:span text:style-name="Definition"><text:span text:style-name="T391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07">c</text:span></text:span><text:span text:style-name="Definition"><text:span text:style-name="T406">omputernaam<text:tab/><text:tab/></text:span></text:span><text:span text:style-name="Definition"><text:span text:style-name="T394"><draw:control text:anchor-type="as-char" svg:y="-0.429cm" draw:z-index="37" draw:name="Computernaam" draw:style-name="gr2" draw:text-style-name="P103" svg:width="6.061cm" svg:height="0.6cm" draw:control="control38"><svg:title>Computernaam</svg:title><svg:desc>Unieke naam van de computer</svg:desc></draw:control></text:span></text:span><text:span text:style-name="Definition"><text:span text:style-name="T394"><text:tab/></text:span></text:span><text:span text:style-name="Definition"><text:span text:style-name="T398">(</text:span></text:span><text:span text:style-name="Definition"><text:span text:style-name="T396">unieke naam van de compute</text:span></text:span><text:span text:style-name="Definition"><text:span text:style-name="T397">r</text:span></text:span><text:span text:style-name="Definition"><text:span text:style-name="T398">)</text:span></text:span></text:p>
      <text:p text:style-name="P3"><text:span text:style-name="Definition"><text:span text:style-name="T392">o</text:span></text:span><text:span text:style-name="Definition"><text:span text:style-name="T391">pstartmenu</text:span></text:span><text:span text:style-name="Definition"><text:span text:style-name="T394"><text:tab/><text:tab/><text:tab/></text:span></text:span><text:span text:style-name="Definition"><text:span text:style-name="T394"><draw:control text:anchor-type="as-char" svg:y="-0.429cm" draw:z-index="38" draw:name="Opstartmenu" draw:style-name="gr2" draw:text-style-name="P103" svg:width="6.061cm" svg:height="0.6cm" draw:control="control39"><svg:title>Opstartmenu</svg:title><svg:desc>Toets voor het opstartmenu ("bootmenu")</svg:desc></draw:control></text:span></text:span><text:span text:style-name="Definition"><text:span text:style-name="T394"><text:tab/></text:span></text:span><text:span text:style-name="Definition"><text:span text:style-name="T398">(</text:span></text:span><text:span text:style-name="Definition"><text:span text:style-name="T396">to</text:span></text:span><text:span text:style-name="Definition"><text:span text:style-name="T403">ets voor het opstartmedium</text:span></text:span><text:span text:style-name="Definition"><text:span text:style-name="T404">)</text:span></text:span></text:p>
      <text:p text:style-name="P3"><text:span text:style-name="Definition"><text:span text:style-name="T408">i</text:span></text:span><text:span text:style-name="Definition"><text:span text:style-name="T409">nstellingen</text:span></text:span><text:span text:style-name="T398"><text:tab/> <text:tab/><text:tab/></text:span><text:span text:style-name="T398"><draw:control text:anchor-type="as-char" svg:y="-0.429cm" draw:z-index="34" draw:name="Instellingen" draw:style-name="gr2" draw:text-style-name="P103" svg:width="6.061cm" svg:height="0.6cm" draw:control="control35"><svg:title>Instellingen</svg:title><svg:desc>Toets voor het BIOS/UEFI-scherm ("setup")</svg:desc></draw:control></text:span><text:span text:style-name="T398"><text:tab/>(</text:span><text:span text:style-name="T396">toets voor het BIOS/UEFI-scherm</text:span><text:span text:style-name="T398">)</text:span></text:p>
      <text:p text:style-name="P6"><text:span text:style-name="Definition"><text:span text:style-name="T388">2</text:span></text:span><text:span text:style-name="Definition"><text:span text:style-name="T390">e </text:span></text:span><text:span text:style-name="Definition"><text:span text:style-name="T410">gebr</text:span></text:span><text:span text:style-name="Definition"><text:span text:style-name="T388">uiker </text:span></text:span><text:span text:style-name="Definition"><text:span text:style-name="T389">(evt.)</text:span></text:span><text:span text:style-name="T398"><text:tab/></text:span><text:span text:style-name="T398"><draw:control text:anchor-type="as-char" svg:y="-0.429cm" draw:z-index="40" draw:name="Instellingen_0" draw:style-name="gr2" draw:text-style-name="P103" svg:width="6.061cm" svg:height="0.6cm" draw:control="control41"><svg:title>Instellingen</svg:title><svg:desc>Toets voor het BIOS/UEFI-scherm ("setup")</svg:desc></draw:control></text:span><text:span text:style-name="T398"><text:tab/>(volledige naam </text:span><text:span text:style-name="T401">evt. </text:span><text:span text:style-name="T405">2</text:span><text:span text:style-name="T417">e</text:span><text:span text:style-name="T405"> </text:span><text:span text:style-name="T398">gebruiker)</text:span></text:p>
      <text:p text:style-name="P6"><text:span text:style-name="Definition"><text:span text:style-name="T388">2</text:span></text:span><text:span text:style-name="Definition"><text:span text:style-name="T390">e</text:span></text:span><text:span text:style-name="Definition"><text:span text:style-name="T388"> </text:span></text:span><text:span text:style-name="Definition"><text:span text:style-name="T411">g</text:span></text:span><text:span text:style-name="Definition"><text:span text:style-name="T412">ebruikersnaam</text:span></text:span><text:span text:style-name="T398"><text:tab/></text:span><text:span text:style-name="T398"><draw:control text:anchor-type="as-char" svg:y="-0.429cm" draw:z-index="39" draw:name="Instellingen_1" draw:style-name="gr2" draw:text-style-name="P103" svg:width="6.061cm" svg:height="0.6cm" draw:control="control40"><svg:title>Instellingen</svg:title><svg:desc>Toets voor het BIOS/UEFI-scherm ("setup")</svg:desc></draw:control></text:span><text:span text:style-name="T398"><text:tab/>(</text:span><text:span text:style-name="T396">korte naam </text:span><text:span text:style-name="T401">ev</text:span><text:span text:style-name="T402">entuele</text:span><text:span text:style-name="T401"> </text:span><text:span text:style-name="T405">2</text:span><text:span text:style-name="T417">e</text:span><text:span text:style-name="T405"> </text:span><text:span text:style-name="T399">gebr</text:span><text:span text:style-name="T400">uiker</text:span><text:span text:style-name="T398">)</text:span></text:p>
      <text:p text:style-name="P5"><text:span text:style-name="T336">Vervang </text:span><text:span text:style-name="Definition"><text:span text:style-name="T15">schuingedrukte</text:span></text:span><text:span text:style-name="T336"> </text:span><text:span text:style-name="T337">woorden </text:span><text:span text:style-name="T336">in deze checklist door </text:span><text:span text:style-name="T337">boven</text:span><text:span text:style-name="T336">staande waarden.</text:span></text:p>
      <text:p text:style-name="P15"/>
      <text:p text:style-name="P2"><text:span text:style-name="Strong_20_Emphasis"><text:span text:style-name="T331"/></text:span></text:p>
      <text:p text:style-name="P34"><text:span text:style-name="Strong_20_Emphasis"><text:span text:style-name="T137"><draw:control text:anchor-type="as-char" draw:z-index="0" draw:name="Vorm1" draw:style-name="gr1" draw:text-style-name="P102" svg:width="0.35cm" svg:height="0.35cm" draw:control="control1"/></text:span></text:span><text:span text:style-name="Strong_20_Emphasis"><text:span text:style-name="T137"><text:s/><text:tab/></text:span></text:span><text:span text:style-name="T332">Nog niet op Linux?<text:tab/></text:span><text:span text:style-name="T360"></text:span><text:span text:style-name="T338"> </text:span><text:span text:style-name="T339">G</text:span><text:span text:style-name="T333">ebruik </text:span><text:span text:style-name="Strong_20_Emphasis"><text:span text:style-name="T379">Checklist migratie</text:span></text:span><text:span text:style-name="T33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34"> onder </text:span><text:span text:style-name="T344">Linux</text:span><text:span text:style-name="T335">.</text:span></text:p>
      <text:p text:style-name="P48"><text:span text:style-name="Strong_20_Emphasis"><text:span text:style-name="T137"><draw:control text:anchor-type="as-char" draw:z-index="33" draw:name="Vorm2" draw:style-name="gr1" draw:text-style-name="P102" svg:width="0.35cm" svg:height="0.35cm" draw:control="control34"/></text:span></text:span><text:span text:style-name="Strong_20_Emphasis"><text:span text:style-name="T137"><text:s/><text:tab/></text:span></text:span><text:span text:style-name="T340">Nieuwe installatie?<text:tab/></text:span><text:span text:style-name="T361"></text:span><text:span text:style-name="T343"><text:tab/></text:span><text:span text:style-name="T342">B</text:span><text:span text:style-name="T340">egin bij hoofdstuk </text:span><text:span text:style-name="T340"><text:bookmark-ref text:reference-format="page" text:ref-name="__RefNumPara__4009_1271708128">2</text:bookmark-ref></text:span><text:span text:style-name="T340"><text:s text:c="2"/></text:span><text:span text:style-name="T341"><text:bookmark-ref text:reference-format="text" text:ref-name="__RefNumPara__4009_1271708128">Installatie uitvoeren</text:bookmark-ref></text:span><text:span text:style-name="T341">.</text:span></text:p>
      <text:p text:style-name="P1"><text:span text:style-name="Strong_20_Emphasis"><text:span text:style-name="T330"/></text:span></text:p>
      <text:list xml:id="list1189881073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" draw:name="Vorm3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99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5">.</text:span></text:span></text:p>
          </table:table-cell>
        </table:table-row>
        <table:table-row table:style-name="TableLine94565860073520">
          <table:table-cell table:style-name="_31_._5f_Installatie_5f_voorbereiden.A1" office:value-type="string">
            <text:p text:style-name="P36"><text:span text:style-name="Strong_20_Emphasis"><text:span text:style-name="T99"><text:s/></text:span></text:span></text:p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565860124416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2" draw:name="Vorm4" draw:style-name="gr1" draw:text-style-name="P102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99">Installeer </text:span></text:span><text:span text:style-name="Strong_20_Emphasis"><text:span text:style-name="T117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2" text:note-class="footnote"><text:note-citation>2</text:note-citation><text:note-body><text:p text:style-name="P88"><text:span text:style-name="T362">De </text:span><text:span text:style-name="T375">Super</text:span><text:span text:style-name="T362">-toets is de Windows</text:span><text:span text:style-name="T363">-</text:span><text:span text:style-name="T364">toets</text:span><text:span text:style-name="T362">, </text:span><text:span text:style-name="T363">C</text:span><text:span text:style-name="T362">ommand-</text:span><text:span text:style-name="T364">toets</text:span><text:span text:style-name="T362">, of </text:span><text:span text:style-name="T363">V</text:span><text:span text:style-name="T362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87">.</text:span></text:span><text:span text:style-name="Strong_20_Emphasis"><text:span text:style-name="T112"> </text:span></text:span></text:p>
          </table:table-cell>
        </table:table-row>
        <table:table-row table:style-name="TableLine94565860120864">
          <table:table-cell table:style-name="_31_._5f_Installatie_5f_voorbereiden.A1" office:value-type="string">
            <text:p text:style-name="P63"><text:span text:style-name="Strong_20_Emphasis"><text:span text:style-name="T99"><text:s/></text:span></text:span><text:span text:style-name="Strong_20_Emphasis"><text:span text:style-name="T138"><draw:control text:anchor-type="as-char" draw:z-index="44" draw:name="Vorm4_3" draw:style-name="gr1" draw:text-style-name="P102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0"><text:span text:style-name="T460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5">z</text:span></text:span><text:span text:style-name="Strong_20_Emphasis"><text:span text:style-name="T112">e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/text:p>
            <text:p text:style-name="P80"><text:span text:style-name="User_20_Entry"><text:span text:style-name="T310">wget karelzimmer.nl/</text:span></text:span><text:span text:style-name="User_20_Entry"><text:span text:style-name="T314">kz</text:span></text:span><text:span text:style-name="User_20_Entry"><text:span text:style-name="T310"><text:line-break/>bash </text:span></text:span><text:span text:style-name="User_20_Entry"><text:span text:style-name="T314">kz</text:span></text:span></text:p>
            <text:p text:style-name="P77"><text:span text:style-name="User_20_Entry"><text:span text:style-name="T312">exit</text:span></text:span></text:p>
          </table:table-cell>
        </table:table-row>
        <table:table-row table:style-name="TableLine94565860115520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67"/>
          </table:table-cell>
        </table:table-row>
        <table:table-row table:style-name="TableLine94565860117680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2" draw:name="Vorm6" draw:style-name="gr1" draw:text-style-name="P10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73">Bereid de installatie voor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39">Super</text:span></text:span><text:span text:style-name="Strong_20_Emphasis"><text:span text:style-name="T97">-toets</text:span></text:span><text:span text:style-name="Strong_20_Emphasis"><text:span text:style-name="T306"><text:note-ref text:note-class="footnote" text:reference-format="text" text:ref-name="ftn2">2</text:note-ref></text:span></text:span><text:span text:style-name="Strong_20_Emphasis"><text:span text:style-name="T73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94">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97">.</text:span></text:span></text:p>
          </table:table-cell>
        </table:table-row>
        <table:table-row table:style-name="TableLine94565860044000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3" draw:name="Vorm7" draw:style-name="gr1" draw:text-style-name="P10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2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3">1</text:span></text:span><text:span text:style-name="Strong_20_Emphasis"><text:span text:style-name="T279"> - </text:span></text:span><text:span text:style-name="Strong_20_Emphasis"><text:span text:style-name="T280">In</text:span></text:span><text:span text:style-name="Strong_20_Emphasis"><text:span text:style-name="T286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565860044592">
          <table:table-cell table:style-name="_31_._5f_Installatie_5f_voorberei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" draw:name="Vorm8" draw:style-name="gr1" draw:text-style-name="P102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71">Volg de aanwijzingen op het scherm.</text:span></text:span></text:p>
          </table:table-cell>
        </table:table-row>
      </table:table>
      <text:p text:style-name="P28"/>
      <text:list xml:id="list205735696502936" text:continue-numbering="true" text:style-name="L1">
        <text:list-item>
          <text:p text:style-name="P101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6586006648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5" draw:name="Vorm9" draw:style-name="gr1" draw:text-style-name="P10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00"><text:span text:style-name="T355">Start de computer op vanaf </text:span><text:span text:style-name="T356">een </text:span><text:span text:style-name="T356"><text:reference-ref text:reference-format="text" text:ref-name="Distributie">Debian</text:reference-ref></text:span><text:span text:style-name="T356"><text:s/></text:span><text:span text:style-name="T358">(</text:span><text:span text:style-name="T357">Live</text:span><text:span text:style-name="T204"><text:note text:id="ftn3" text:note-class="footnote"><text:note-citation>1</text:note-citation><text:note-body><text:p text:style-name="P83"><text:span text:style-name="T424">Vanaf ee</text:span>n Live <text:span text:style-name="T433">USB-stick of </text:span><text:span text:style-name="T371">CD</text:span><text:span text:style-name="T6"> </text:span>kunt <text:span text:style-name="T424">u opstarten en</text:span> met <text:reference-ref text:reference-format="text" text:ref-name="Distributie">Debian</text:reference-ref><text:s/>werken zonder deze te installeren.</text:p></text:note-body></text:note></text:span><text:span text:style-name="T206">)</text:span><text:span text:style-name="T357"> </text:span><text:span text:style-name="T357"><text:reference-ref text:reference-format="text" text:ref-name="Versie">10</text:reference-ref></text:span><text:span text:style-name="T199"><text:s/></text:span><text:span text:style-name="T203">GNOME</text:span><text:span text:style-name="T199"> </text:span><text:span text:style-name="T202">USB-stick</text:span><text:span text:style-name="T202"><text:note text:id="ftn4" text:note-class="footnote"><text:note-citation>2</text:note-citation><text:note-body><text:p text:style-name="P90">Downloa<text:span text:style-name="T451">d</text:span><text:span text:style-name="T447"> </text:span><text:span text:style-name="T373">e</text:span><text:span text:style-name="T454">e</text:span><text:span text:style-name="T456">n</text:span><text:span text:style-name="T454"> </text:span><text:span text:style-name="T451">Netwerk installer </text:span><text:span text:style-name="T447">CD</text:span><text:span text:style-name="T451"> vanaf</text:span><text:span text:style-name="Strong_20_Emphasis"><text:span text:style-name="T211"> </text:span></text:span><text:a xlink:type="simple" xlink:href="https://debian.org/" text:style-name="Internet_20_link" text:visited-style-name="Visited_20_Internet_20_Link"><text:span text:style-name="Internet_20_link"><text:span text:style-name="T382">debian.org</text:span></text:span></text:a><text:span text:style-name="Strong_20_Emphasis"><text:span text:style-name="T212"> </text:span></text:span><text:span text:style-name="Strong_20_Emphasis"><text:span text:style-name="T214">(klik op de knop </text:span></text:span><text:span text:style-name="Strong_20_Emphasis"><text:span text:style-name="T241">Download</text:span></text:span><text:span text:style-name="Strong_20_Emphasis"><text:span text:style-name="T214">) </text:span></text:span><text:span text:style-name="Strong_20_Emphasis"><text:span text:style-name="T213">of <text:line-break/></text:span></text:span><text:span text:style-name="Strong_20_Emphasis"><text:span text:style-name="T228">download </text:span></text:span><text:span text:style-name="Strong_20_Emphasis"><text:span text:style-name="T238">e</text:span></text:span><text:span text:style-name="Strong_20_Emphasis"><text:span text:style-name="T229">e</text:span></text:span><text:span text:style-name="Strong_20_Emphasis"><text:span text:style-name="T233">n</text:span></text:span><text:span text:style-name="Strong_20_Emphasis"><text:span text:style-name="T229"> </text:span></text:span><text:span text:style-name="T446">Live CD </text:span><text:span text:style-name="T451">vanaf</text:span><text:span text:style-name="Strong_20_Emphasis"><text:span text:style-name="T208"> </text:span></text:span><text:a xlink:type="simple" xlink:href="https://debian.org/CD/live/" text:style-name="Internet_20_link" text:visited-style-name="Visited_20_Internet_20_Link"><text:span text:style-name="Internet_20_link"><text:span text:style-name="T383">debian.org/CD/live</text:span></text:span></text:a><text:span text:style-name="Strong_20_Emphasis"><text:span text:style-name="T212"> </text:span></text:span><text:span text:style-name="Strong_20_Emphasis"><text:span text:style-name="T221">(</text:span></text:span><text:span text:style-name="Strong_20_Emphasis"><text:span text:style-name="T231">kies </text:span></text:span><text:span text:style-name="Strong_20_Emphasis"><text:span text:style-name="T221">debian-</text:span></text:span><text:span text:style-name="Strong_20_Emphasis"><text:span text:style-name="T227">live-</text:span></text:span><text:span text:style-name="Strong_20_Emphasis"><text:span text:style-name="T221">...-gnome.iso), </text:span></text:span><text:span text:style-name="Strong_20_Emphasis"><text:span text:style-name="T229">of</text:span></text:span></text:p><text:p text:style-name="P91"><text:span text:style-name="Strong_20_Emphasis"><text:span text:style-name="T207"><text:tab/>dow</text:span></text:span><text:span text:style-name="Strong_20_Emphasis"><text:span text:style-name="T229">nload </text:span></text:span><text:span text:style-name="Strong_20_Emphasis"><text:span text:style-name="T238">e</text:span></text:span><text:span text:style-name="Strong_20_Emphasis"><text:span text:style-name="T232">e</text:span></text:span><text:span text:style-name="Strong_20_Emphasis"><text:span text:style-name="T233">n</text:span></text:span><text:span text:style-name="Strong_20_Emphasis"><text:span text:style-name="T245"> </text:span></text:span><text:span text:style-name="Strong_20_Emphasis"><text:span text:style-name="T229">Live CD </text:span></text:span><text:span text:style-name="Strong_20_Emphasis"><text:span text:style-name="T237">met</text:span></text:span><text:span text:style-name="Strong_20_Emphasis"><text:span text:style-name="T229"> firmwarebestanden</text:span></text:span><text:span text:style-name="Strong_20_Emphasis"><text:span text:style-name="T307"><text:note-ref text:note-class="footnote" text:reference-format="text" text:ref-name="ftn6">4</text:note-ref></text:span></text:span><text:span text:style-name="Strong_20_Emphasis"><text:span text:style-name="T309"> </text:span></text:span><text:span text:style-name="Strong_20_Emphasis"><text:span text:style-name="T229">(</text:span></text:span><text:span text:style-name="Strong_20_Emphasis"><text:span text:style-name="T234">kies </text:span></text:span><text:span text:style-name="Strong_20_Emphasis"><text:span text:style-name="T229">debian-</text:span></text:span><text:span text:style-name="Strong_20_Emphasis"><text:span text:style-name="T234">live-</text:span></text:span><text:span text:style-name="Strong_20_Emphasis"><text:span text:style-name="T221">...-gnome</text:span></text:span><text:span text:style-name="Strong_20_Emphasis"><text:span text:style-name="T229">+non-fre</text:span></text:span><text:span text:style-name="Strong_20_Emphasis"><text:span text:style-name="T230">e</text:span></text:span><text:span text:style-name="Strong_20_Emphasis"><text:span text:style-name="T229">.iso), </text:span></text:span><text:span text:style-name="Strong_20_Emphasis"><text:span text:style-name="T207">e</text:span></text:span><text:span text:style-name="Strong_20_Emphasis"><text:span text:style-name="T210">n</text:span></text:span></text:p><text:p text:style-name="P91"><text:span text:style-name="Strong_20_Emphasis"><text:span text:style-name="T210"><text:tab/></text:span></text:span>plaats een USB-stick <text:span text:style-name="T457">van </text:span>min<text:span text:style-name="T458">imaal</text:span> 4 GB.</text:p><text:p text:style-name="P87"><text:tab/><text:span text:style-name="Strong_20_Emphasis"><text:span text:style-name="T236">G</text:span></text:span><text:span text:style-name="Strong_20_Emphasis"><text:span text:style-name="T216">ebruik </text:span></text:span><text:span text:style-name="Strong_20_Emphasis"><text:span text:style-name="T217">het programma balenaEtche</text:span></text:span><text:span text:style-name="Strong_20_Emphasis"><text:span text:style-name="T218">r</text:span></text:span><text:span text:style-name="Strong_20_Emphasis"><text:span text:style-name="T217"> </text:span></text:span><text:span text:style-name="Strong_20_Emphasis"><text:span text:style-name="T219">(</text:span></text:span><text:a xlink:type="simple" xlink:href="https://www.balena.io/etcher/" text:style-name="Internet_20_link" text:visited-style-name="Visited_20_Internet_20_Link"><text:span text:style-name="Strong_20_Emphasis"><text:span text:style-name="T450">etcher.io</text:span></text:span></text:a><text:span text:style-name="Strong_20_Emphasis"><text:span text:style-name="T219">) </text:span></text:span><text:span text:style-name="Strong_20_Emphasis"><text:span text:style-name="T226">om de CD naar de USB-stick te schrijven</text:span></text:span><text:span text:style-name="Strong_20_Emphasis"><text:span text:style-name="T219">; </text:span></text:span><text:span text:style-name="Strong_20_Emphasis"><text:span text:style-name="T217">balenaEtche</text:span></text:span><text:span text:style-name="Strong_20_Emphasis"><text:span text:style-name="T218">r</text:span></text:span><text:span text:style-name="Strong_20_Emphasis"><text:span text:style-name="T222"> is</text:span></text:span><text:span text:style-name="Strong_20_Emphasis"><text:span text:style-name="T219"> </text:span></text:span><text:span text:style-name="Strong_20_Emphasis"><text:span text:style-name="T215">beschikbaar voor </text:span></text:span><text:span text:style-name="Strong_20_Emphasis"><text:span text:style-name="T223">Windows, </text:span></text:span><text:span text:style-name="Strong_20_Emphasis"><text:span text:style-name="T224">OS X</text:span></text:span><text:span text:style-name="Strong_20_Emphasis"><text:span text:style-name="T217">, </text:span></text:span><text:span text:style-name="Strong_20_Emphasis"><text:span text:style-name="T219">en </text:span></text:span><text:span text:style-name="Strong_20_Emphasis"><text:span text:style-name="T225">GNU/</text:span></text:span><text:span text:style-name="Strong_20_Emphasis"><text:span text:style-name="T217">Linux</text:span></text:span><text:span text:style-name="Strong_20_Emphasis"><text:span text:style-name="T220">.</text:span></text:span></text:p></text:note-body></text:note></text:span><text:span text:style-name="T202"> </text:span><text:span text:style-name="T205">of</text:span><text:span text:style-name="T202"> </text:span><text:span text:style-name="T198">C</text:span><text:span text:style-name="T202">D</text:span><text:span text:style-name="T202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9">.</text:span></text:p>
            <text:p text:style-name="P38"><text:span text:style-name="T200">Opstartmenu/</text:span><text:span text:style-name="T201">boot menu</text:span><text:span text:style-name="T200"> </text:span><text:span text:style-name="T199">via </text:span><text:span text:style-name="Definition"><text:span text:style-name="T423">opstartmenu</text:span></text:span><text:span text:style-name="T199">, </text:span><text:span text:style-name="T200">instellingen/</text:span><text:span text:style-name="T201">setup</text:span><text:span text:style-name="T199"> via </text:span><text:span text:style-name="Definition"><text:span text:style-name="T423">instellingen</text:span></text:span><text:span text:style-name="T199">.</text:span></text:p>
          </table:table-cell>
        </table:table-row>
        <table:table-row table:style-name="TableLine9456586038595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6" draw:name="Vorm10" draw:style-name="gr1" draw:text-style-name="P102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5">K</text:span></text:span><text:span text:style-name="Strong_20_Emphasis"><text:span text:style-name="T124">ies </text:span></text:span><text:span text:style-name="Strong_20_Emphasis"><text:span text:style-name="T187">Graphical </text:span></text:span><text:span text:style-name="Strong_20_Emphasis"><text:span text:style-name="T188">Debian Installer</text:span></text:span><text:span text:style-name="Strong_20_Emphasis"><text:span text:style-name="T124"> </text:span></text:span><text:span text:style-name="Strong_20_Emphasis"><text:span text:style-name="T123">en druk op de </text:span></text:span><text:span text:style-name="Strong_20_Emphasis"><text:span text:style-name="T235">Enter</text:span></text:span><text:span text:style-name="Strong_20_Emphasis"><text:span text:style-name="T123">-toets.</text:span></text:span></text:p>
          </table:table-cell>
        </table:table-row>
        <table:table-row table:style-name="TableLine9456586045952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7" draw:name="Vorm11" draw:style-name="gr1" draw:text-style-name="P10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0">Op het </text:span></text:span><text:span text:style-name="Strong_20_Emphasis"><text:span text:style-name="T34">scherm </text:span></text:span><text:span text:style-name="Strong_20_Emphasis"><text:span text:style-name="T295">S</text:span></text:span><text:span text:style-name="Strong_20_Emphasis"><text:span text:style-name="T248">elect a language</text:span></text:span><text:span text:style-name="Strong_20_Emphasis"><text:span text:style-name="T35"> </text:span></text:span><text:span text:style-name="Strong_20_Emphasis"><text:span text:style-name="T30">kies </text:span></text:span><text:span text:style-name="Strong_20_Emphasis"><text:span text:style-name="T161">Dutch</text:span></text:span><text:span text:style-name="Strong_20_Emphasis"><text:span text:style-name="T30"> en klik op</text:span></text:span><text:span text:style-name="Strong_20_Emphasis"><text:span text:style-name="T26"> </text:span></text:span><text:span text:style-name="Strong_20_Emphasis"><text:span text:style-name="T161">Continue</text:span></text:span><text:span text:style-name="Strong_20_Emphasis"><text:span text:style-name="T5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565860460288">
          <table:table-cell table:style-name="_32_._5f_Installatie_5f_uitvoeren.A1" office:value-type="string">
            <text:p text:style-name="P49"><text:span text:style-name="Strong_20_Emphasis"><text:span text:style-name="T99"><text:s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36">V</text:span></text:span><text:span text:style-name="Strong_20_Emphasis"><text:span text:style-name="T135">olg de aanwijzingen </text:span></text:span><text:span text:style-name="Strong_20_Emphasis"><text:span text:style-name="T136">op ieder scherm </text:span></text:span><text:span text:style-name="Strong_20_Emphasis"><text:span text:style-name="T135">en klik op</text:span></text:span><text:span text:style-name="Strong_20_Emphasis"><text:span text:style-name="T158"> </text:span></text:span><text:span text:style-name="Strong_20_Emphasis"><text:span text:style-name="T292">Volgende.</text:span></text:span></text:p>
          </table:table-cell>
        </table:table-row>
        <table:table-row table:style-name="TableLine94565860460544">
          <table:table-cell table:style-name="_32_._5f_Installatie_5f_uitvoeren.A1" office:value-type="string">
            <text:p text:style-name="P73"><text:span text:style-name="Strong_20_Emphasis"><text:span text:style-name="T99"><text:s/></text:span></text:span><text:span text:style-name="Strong_20_Emphasis"><text:span text:style-name="T138"><draw:control text:anchor-type="as-char" draw:z-index="49" draw:name="Vorm13_1" draw:style-name="gr1" draw:text-style-name="P102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50">O</text:span></text:span><text:span text:style-name="Strong_20_Emphasis"><text:span text:style-name="T151">p </text:span></text:span><text:span text:style-name="Strong_20_Emphasis"><text:span text:style-name="T152">het </text:span></text:span><text:span text:style-name="Strong_20_Emphasis"><text:span text:style-name="T153">scherm </text:span></text:span><text:span text:style-name="Strong_20_Emphasis"><text:span text:style-name="T297">H</text:span></text:span><text:span text:style-name="Strong_20_Emphasis"><text:span text:style-name="T256">et t</text:span></text:span><text:span text:style-name="Strong_20_Emphasis"><text:span text:style-name="T255">oetsenbord </text:span></text:span><text:span text:style-name="Strong_20_Emphasis"><text:span text:style-name="T256">configureren</text:span></text:span><text:span text:style-name="Strong_20_Emphasis"><text:span text:style-name="T153"> </text:span></text:span><text:span text:style-name="Strong_20_Emphasis"><text:span text:style-name="T154">controleer </text:span></text:span><text:span text:style-name="Strong_20_Emphasis"><text:span text:style-name="T155">de </text:span></text:span><text:span text:style-name="Strong_20_Emphasis"><text:span text:style-name="T154">toetsenbordindeling </text:span></text:span><text:span text:style-name="Strong_20_Emphasis"><text:span text:style-name="T156">en </text:span></text:span><text:span text:style-name="Strong_20_Emphasis"><text:span text:style-name="T150">klik </text:span></text:span><text:span text:style-name="Strong_20_Emphasis"><text:span text:style-name="T153">op</text:span></text:span><text:span text:style-name="Strong_20_Emphasis"><text:span text:style-name="T192">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70">.</text:span></text:span></text:p>
          </table:table-cell>
        </table:table-row>
        <table:table-row table:style-name="TableLine94565860460800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7" draw:name="Vorm13_0" draw:style-name="gr1" draw:text-style-name="P102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69">Als</text:span></text:span><text:span text:style-name="Strong_20_Emphasis"><text:span text:style-name="T66"> </text:span></text:span><text:span text:style-name="Strong_20_Emphasis"><text:span text:style-name="T69">het </text:span></text:span><text:span text:style-name="Strong_20_Emphasis"><text:span text:style-name="T29">scherm </text:span></text:span><text:span text:style-name="Strong_20_Emphasis"><text:span text:style-name="T254">Automatische herkenning van netwerkhardware uitvoeren</text:span></text:span><text:span text:style-name="Strong_20_Emphasis"><text:span text:style-name="T29"> </text:span></text:span><text:span text:style-name="Strong_20_Emphasis"><text:span text:style-name="T133">versch</text:span></text:span><text:span text:style-name="Strong_20_Emphasis"><text:span text:style-name="T130">ij</text:span></text:span><text:span text:style-name="Strong_20_Emphasis"><text:span text:style-name="T133">nt, </text:span></text:span><text:span text:style-name="Strong_20_Emphasis"><text:span text:style-name="T134">s</text:span></text:span><text:span text:style-name="Strong_20_Emphasis"><text:span text:style-name="T133">electeer </text:span></text:span><text:span text:style-name="Strong_20_Emphasis"><text:span text:style-name="T190">Ja</text:span></text:span><text:span text:style-name="Strong_20_Emphasis"><text:span text:style-name="T133"> als de </text:span></text:span><text:span text:style-name="Strong_20_Emphasis"><text:span text:style-name="T134">firmware</text:span></text:span><text:span text:style-name="Strong_20_Emphasis"><text:span text:style-name="T133">bestanden</text:span></text:span><text:span text:style-name="Strong_20_Emphasis"><text:span text:style-name="T133"><text:note text:id="ftn6" text:note-class="footnote"><text:note-citation>4</text:note-citation><text:note-body><text:p text:style-name="P89"><text:span text:style-name="T372">R</text:span><text:span text:style-name="T452">aadpleeg </text:span><text:a xlink:type="simple" xlink:href="https://wiki.debian.org/Firmware" text:style-name="Internet_20_link" text:visited-style-name="Visited_20_Internet_20_Link"><text:span text:style-name="T436">wiki.debian.org/Firmware</text:span></text:a> <text:span text:style-name="T453">voor firmwarebestanden </text:span><text:span text:style-name="T459">voor, </text:span><text:span text:style-name="T453">tijdens, of na de installatie.</text:span></text:p></text:note-body></text:note></text:span></text:span><text:span text:style-name="Strong_20_Emphasis"><text:span text:style-name="T133"> op een extra USB-stick staan,</text:span></text:span><text:span text:style-name="Definition"><text:span text:style-name="T16"> </text:span></text:span><text:span text:style-name="Strong_20_Emphasis"><text:span text:style-name="T31">en </text:span></text:span><text:span text:style-name="Strong_20_Emphasis"><text:span text:style-name="T133">selecteer </text:span></text:span><text:span text:style-name="Strong_20_Emphasis"><text:span text:style-name="T190">Nee</text:span></text:span><text:span text:style-name="Strong_20_Emphasis"><text:span text:style-name="T133"> om dit later op te lossen</text:span></text:span><text:span text:style-name="Strong_20_Emphasis"><text:span text:style-name="T307"><text:note-ref text:note-class="footnote" text:reference-format="text" text:ref-name="ftn6">4</text:note-ref></text:span></text:span><text:span text:style-name="Definition"><text:span text:style-name="T16">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56586046105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8" draw:name="Vorm13" draw:style-name="gr1" draw:text-style-name="P102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126">Op</text:span></text:span><text:span text:style-name="Strong_20_Emphasis"><text:span text:style-name="T38"> </text:span></text:span><text:span text:style-name="Strong_20_Emphasis"><text:span text:style-name="T29">het scherm </text:span></text:span><text:span text:style-name="Strong_20_Emphasis"><text:span text:style-name="T296">H</text:span></text:span><text:span text:style-name="Strong_20_Emphasis"><text:span text:style-name="T249">et netwerk configureren</text:span></text:span><text:span text:style-name="Strong_20_Emphasis"><text:span text:style-name="T29"> </text:span></text:span><text:span text:style-name="Strong_20_Emphasis"><text:span text:style-name="T130">bij</text:span></text:span><text:span text:style-name="Strong_20_Emphasis"><text:span text:style-name="T29"> </text:span></text:span><text:span text:style-name="Strong_20_Emphasis"><text:span text:style-name="T181">Wat is de computernaam van dit systeem?</text:span></text:span><text:span text:style-name="Strong_20_Emphasis"><text:span text:style-name="T55"> </text:span></text:span><text:span text:style-name="Strong_20_Emphasis"><text:span text:style-name="T38">v</text:span></text:span><text:span text:style-name="Strong_20_Emphasis"><text:span text:style-name="T56">ul </text:span></text:span><text:span text:style-name="Strong_20_Emphasis"><text:span text:style-name="T57">in </text:span></text:span><text:span text:style-name="Strong_20_Emphasis"><text:span text:style-name="T182">Computernaam</text:span></text:span><text:span text:style-name="Strong_20_Emphasis"><text:span text:style-name="T56"> </text:span></text:span><text:span text:style-name="Definition"><text:span text:style-name="T11">computernaam </text:span></text:span><text:span text:style-name="Strong_20_Emphasis"><text:span text:style-name="T31">en klik</text:span></text:span><text:span text:style-name="Strong_20_Emphasis"><text:span text:style-name="T32"> </text:span></text:span><text:span text:style-name="Strong_20_Emphasis"><text:span text:style-name="T24">op </text:span></text:span><text:span text:style-name="Strong_20_Emphasis"><text:span text:style-name="T159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565860461312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9" draw:name="Vorm14" draw:style-name="gr1" draw:text-style-name="P102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32">O</text:span></text:span><text:span text:style-name="Strong_20_Emphasis"><text:span text:style-name="T27">p het</text:span></text:span><text:span text:style-name="Strong_20_Emphasis"><text:span text:style-name="T66"> </text:span></text:span><text:span text:style-name="Strong_20_Emphasis"><text:span text:style-name="T27">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de volledige naam van de nieuwe gebruiker </text:span></text:span><text:span text:style-name="Strong_20_Emphasis"><text:span text:style-name="T58">vul in </text:span></text:span><text:span text:style-name="Definition"><text:span text:style-name="T11">gebruiker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565860461568">
          <table:table-cell table:style-name="_32_._5f_Installatie_5f_uitvoeren.A1" office:value-type="string">
            <text:p text:style-name="P62"><text:span text:style-name="Strong_20_Emphasis"><text:span text:style-name="T99"><text:s/></text:span></text:span><text:span text:style-name="Strong_20_Emphasis"><text:span text:style-name="T138"><draw:control text:anchor-type="as-char" draw:z-index="41" draw:name="Vorm15" draw:style-name="gr1" draw:text-style-name="P102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50">Gebruikers en wachtwoorden instellen</text:span></text:span><text:span text:style-name="Strong_20_Emphasis"><text:span text:style-name="T265"> </text:span></text:span><text:span text:style-name="Strong_20_Emphasis"><text:span text:style-name="T266">bij</text:span></text:span><text:span text:style-name="Strong_20_Emphasis"><text:span text:style-name="T265"> </text:span></text:span><text:span text:style-name="Strong_20_Emphasis"><text:span text:style-name="T251">Wat is </text:span></text:span><text:span text:style-name="Strong_20_Emphasis"><text:span text:style-name="T253">het wachtwoord voor de nieuwe gebruiker</text:span></text:span><text:span text:style-name="Strong_20_Emphasis"><text:span text:style-name="T251"> </text:span></text:span><text:span text:style-name="Strong_20_Emphasis"><text:span text:style-name="T58">vul </text:span></text:span><text:span text:style-name="Strong_20_Emphasis"><text:span text:style-name="T68">tweemaal het wachtwoord </text:span></text:span><text:span text:style-name="Strong_20_Emphasis"><text:span text:style-name="T58">in</text:span></text:span><text:span text:style-name="Strong_20_Emphasis"><text:span text:style-name="T157">,</text:span></text:span><text:span text:style-name="Strong_20_Emphasis"><text:span text:style-name="T58"> </text:span></text:span><text:span text:style-name="Strong_20_Emphasis"><text:span text:style-name="T59">en </text:span></text:span><text:span text:style-name="Strong_20_Emphasis"><text:span text:style-name="T58">kl</text:span></text:span><text:span text:style-name="Strong_20_Emphasis"><text:span text:style-name="T32">ik op </text:span></text:span><text:span text:style-name="Strong_20_Emphasis"><text:span text:style-name="T163">V</text:span></text:span><text:span text:style-name="Strong_20_Emphasis"><text:span text:style-name="T162">olgende</text:span></text:span><text:span text:style-name="Strong_20_Emphasis"><text:span text:style-name="T32">.</text:span></text:span></text:p>
          </table:table-cell>
        </table:table-row>
        <table:table-row table:style-name="TableLine9456586046182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0" draw:name="Vorm16" draw:style-name="gr1" draw:text-style-name="P102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2">O</text:span></text:span><text:span text:style-name="Strong_20_Emphasis"><text:span text:style-name="T28">p het 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2">bij</text:span></text:span><text:span text:style-name="Strong_20_Emphasis"><text:span text:style-name="T267"> </text:span></text:span><text:span text:style-name="Strong_20_Emphasis"><text:span text:style-name="T252">Schijfindelingsmethode</text:span></text:span><text:span text:style-name="Strong_20_Emphasis"><text:span text:style-name="T247"> </text:span></text:span><text:span text:style-name="Strong_20_Emphasis"><text:span text:style-name="T60">wordt </text:span></text:span><text:span text:style-name="Strong_20_Emphasis"><text:span text:style-name="T193">aanbevolen</text:span></text:span><text:span text:style-name="Strong_20_Emphasis"><text:span text:style-name="T60"> </text:span></text:span><text:span text:style-name="Strong_20_Emphasis"><text:span text:style-name="T33">o</text:span></text:span><text:span text:style-name="Strong_20_Emphasis"><text:span text:style-name="T60">m </text:span></text:span><text:span text:style-name="Strong_20_Emphasis"><text:span text:style-name="T183">Begeleid - benut gehele schijf en gebruik LVM met encryptie</text:span></text:span><text:span text:style-name="Strong_20_Emphasis"><text:span text:style-name="T60"> te selecteren en klik op </text:span></text:span><text:span text:style-name="Strong_20_Emphasis"><text:span text:style-name="T183">Volgende</text:span></text:span><text:span text:style-name="Strong_20_Emphasis"><text:span text:style-name="T60">.</text:span></text:span></text:p>
          </table:table-cell>
        </table:table-row>
        <table:table-row table:style-name="TableLine94565860462080">
          <table:table-cell table:style-name="_32_._5f_Installatie_5f_uitvoeren.A1" office:value-type="string">
            <text:p text:style-name="P71"><text:span text:style-name="Strong_20_Emphasis"><text:span text:style-name="T99"><text:s/></text:span></text:span><text:span text:style-name="Strong_20_Emphasis"><text:span text:style-name="T138"><draw:control text:anchor-type="as-char" draw:z-index="48" draw:name="Vorm18_0" draw:style-name="gr1" draw:text-style-name="P102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268">en </text:span></text:span><text:span text:style-name="Strong_20_Emphasis"><text:span text:style-name="T289">Data … wordt gewist</text:span></text:span><text:span text:style-name="Strong_20_Emphasis"><text:span text:style-name="T268"> klik </text:span></text:span><text:span text:style-name="Strong_20_Emphasis"><text:span text:style-name="T269">evt. </text:span></text:span><text:span text:style-name="Strong_20_Emphasis"><text:span text:style-name="T268">op </text:span></text:span><text:span text:style-name="Strong_20_Emphasis"><text:span text:style-name="T191">Annuleren</text:span></text:span><text:span text:style-name="Strong_20_Emphasis"><text:span text:style-name="T21">.</text:span></text:span></text:p>
          </table:table-cell>
        </table:table-row>
        <table:table-row table:style-name="TableLine9456586046233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6" draw:name="Vorm17_0" draw:style-name="gr1" draw:text-style-name="P102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9">Geef </text:span></text:span><text:span text:style-name="Strong_20_Emphasis"><text:span text:style-name="T40">indien gevraagd </text:span></text:span><text:span text:style-name="Strong_20_Emphasis"><text:span text:style-name="T39">de </text:span></text:span><text:span text:style-name="Strong_20_Emphasis"><text:span text:style-name="T184">Wachtzin voor de versleuteling</text:span></text:span><text:span text:style-name="Strong_20_Emphasis"><text:span text:style-name="T61"> op en </text:span></text:span><text:span text:style-name="Strong_20_Emphasis"><text:span text:style-name="T127">klik op </text:span></text:span><text:span text:style-name="Strong_20_Emphasis"><text:span text:style-name="T189">Volgende</text:span></text:span><text:span text:style-name="Strong_20_Emphasis"><text:span text:style-name="T127">.</text:span></text:span></text:p>
          </table:table-cell>
        </table:table-row>
        <table:table-row table:style-name="TableLine94565860462592">
          <table:table-cell table:style-name="_32_._5f_Installatie_5f_uitvoeren.A1" office:value-type="string">
            <text:p text:style-name="P76"><text:span text:style-name="Strong_20_Emphasis"><text:span text:style-name="T99"><text:s/></text:span></text:span><text:span text:style-name="Strong_20_Emphasis"><text:span text:style-name="T138"><draw:control text:anchor-type="as-char" draw:z-index="51" draw:name="Vorm18_1" draw:style-name="gr1" draw:text-style-name="P102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0">Op het </text:span></text:span><text:span text:style-name="Strong_20_Emphasis"><text:span text:style-name="T28">scherm </text:span></text:span><text:span text:style-name="Strong_20_Emphasis"><text:span text:style-name="T252">Schijven indelen</text:span></text:span><text:span text:style-name="Strong_20_Emphasis"><text:span text:style-name="T267"> </text:span></text:span><text:span text:style-name="Strong_20_Emphasis"><text:span text:style-name="T303">met</text:span></text:span><text:span text:style-name="Strong_20_Emphasis"><text:span text:style-name="T28"> </text:span></text:span><text:span text:style-name="Strong_20_Emphasis"><text:span text:style-name="T24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1">partities</text:span></text:span><text:span text:style-name="Strong_20_Emphasis"><text:span text:style-name="T33"> </text:span></text:span><text:span text:style-name="Strong_20_Emphasis"><text:span text:style-name="T42">die </text:span></text:span><text:span text:style-name="Strong_20_Emphasis"><text:span text:style-name="T43">geformatteerd</text:span></text:span><text:span text:style-name="Strong_20_Emphasis"><text:span text:style-name="T42"> worden, </text:span></text:span><text:span text:style-name="Strong_20_Emphasis"><text:span text:style-name="T62">k</text:span></text:span><text:span text:style-name="Strong_20_Emphasis"><text:span text:style-name="T128">ies</text:span></text:span><text:span text:style-name="Strong_20_Emphasis"><text:span text:style-name="T62"> </text:span></text:span><text:span text:style-name="Strong_20_Emphasis"><text:span text:style-name="T185">Ja</text:span></text:span><text:span text:style-name="Strong_20_Emphasis"><text:span text:style-name="T62">,</text:span></text:span><text:span text:style-name="Strong_20_Emphasis"><text:span text:style-name="T42">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1">op </text:span></text:span><text:span text:style-name="Strong_20_Emphasis"><text:span text:style-name="T160">V</text:span></text:span><text:span text:style-name="Strong_20_Emphasis"><text:span text:style-name="T164">olgende</text:span></text:span><text:span text:style-name="Strong_20_Emphasis"><text:span text:style-name="T21">.</text:span></text:span></text:p>
          </table:table-cell>
        </table:table-row>
        <table:table-row table:style-name="TableLine94565860462848">
          <table:table-cell table:style-name="_32_._5f_Installatie_5f_uitvoeren.A1" office:value-type="string">
            <text:p text:style-name="P75"><text:span text:style-name="Strong_20_Emphasis"><text:span text:style-name="T99"><text:s/></text:span></text:span><text:span text:style-name="Strong_20_Emphasis"><text:span text:style-name="T138"><draw:control text:anchor-type="as-char" draw:z-index="50" draw:name="Vorm17_1" draw:style-name="gr1" draw:text-style-name="P102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3"><text:span text:style-name="T455">Als</text:span> het scherm <text:span text:style-name="T427">Software-selectie</text:span> verschijnt, <text:span text:style-name="T431">dat is als de Netwerk installer CD wordt gebruikt</text:span>, klik <text:span text:style-name="T448">in keuzevak </text:span>voor <text:span text:style-name="T427">GNOME</text:span> en klik op <text:span text:style-name="T427">Volgende</text:span>.</text:p>
          </table:table-cell>
        </table:table-row>
        <table:table-row table:style-name="TableLine94565860463104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1" draw:name="Vorm19" draw:style-name="gr1" draw:text-style-name="P102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7">Op het scherm </text:span></text:span><text:span text:style-name="Strong_20_Emphasis"><text:span text:style-name="T186">De GRUB opstartlader op een harde schijf installeren</text:span></text:span><text:span text:style-name="Strong_20_Emphasis"><text:span text:style-name="T67"> </text:span></text:span><text:span text:style-name="Strong_20_Emphasis"><text:span text:style-name="T131">bij</text:span></text:span><text:span text:style-name="Strong_20_Emphasis"><text:span text:style-name="T67"> </text:span></text:span><text:span text:style-name="Strong_20_Emphasis"><text:span text:style-name="T186">Apparaat waarop de opstartlader geïnstalleerd wordt</text:span></text:span><text:span text:style-name="Strong_20_Emphasis"><text:span text:style-name="T67"> selecteer </text:span></text:span><text:span text:style-name="Strong_20_Emphasis"><text:span text:style-name="T186">/dev/...</text:span></text:span><text:span text:style-name="Strong_20_Emphasis"><text:span text:style-name="T67"> en klik op </text:span></text:span><text:span text:style-name="Strong_20_Emphasis"><text:span text:style-name="T186">Volgende</text:span></text:span><text:span text:style-name="Strong_20_Emphasis"><text:span text:style-name="T67">.</text:span></text:span></text:p>
          </table:table-cell>
        </table:table-row>
        <table:table-row table:style-name="TableLine945658604633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565860463616">
          <table:table-cell table:style-name="_32_._5f_Installatie_5f_uitvoer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12" draw:name="Vorm20" draw:style-name="gr1" draw:text-style-name="P102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32">C</text:span></text:span><text:span text:style-name="Strong_20_Emphasis"><text:span text:style-name="T146">D</text:span></text:span><text:span text:style-name="Strong_20_Emphasis"><text:span text:style-name="T30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40">druk </text:span></text:span><text:span text:style-name="Strong_20_Emphasis"><text:span text:style-name="T148">op</text:span></text:span><text:span text:style-name="Strong_20_Emphasis"><text:span text:style-name="T140"> </text:span></text:span><text:span text:style-name="Strong_20_Emphasis"><text:span text:style-name="T123">de </text:span></text:span><text:span text:style-name="Strong_20_Emphasis"><text:span text:style-name="T235">Enter</text:span></text:span><text:span text:style-name="Strong_20_Emphasis"><text:span text:style-name="T123">-toets</text:span></text:span><text:span text:style-name="Strong_20_Emphasis"><text:span text:style-name="T149">.</text:span></text:span></text:p>
          </table:table-cell>
        </table:table-row>
      </table:table>
      <text:p text:style-name="P37"><text:span text:style-name="Strong_20_Emphasis"><text:span text:style-name="T140"/></text:span></text:p>
      <text:list xml:id="list205734843508711" text:continue-numbering="true" text:style-name="L1">
        <text:list-item>
          <text:p text:style-name="P96"><text:span text:style-name="Strong_20_Emphasis"><text:span text:style-name="T257">Installatie </text:span></text:span><text:span text:style-name="Strong_20_Emphasis"><text:span text:style-name="T258">afronde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6586037590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3" draw:name="Vorm21" draw:style-name="gr1" draw:text-style-name="P102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7">typ de </text:span></text:span><text:span text:style-name="Strong_20_Emphasis"><text:span text:style-name="T64">wachtzin</text:span></text:span><text:span text:style-name="Strong_20_Emphasis"><text:span text:style-name="T37"> </text:span></text:span><text:span text:style-name="Strong_20_Emphasis"><text:span text:style-name="T65">en </text:span></text:span><text:span text:style-name="Strong_20_Emphasis"><text:span text:style-name="T54">en druk op de </text:span></text:span><text:span text:style-name="Strong_20_Emphasis"><text:span text:style-name="T209">Enter</text:span></text:span><text:span text:style-name="Strong_20_Emphasis"><text:span text:style-name="T54">-toets.</text:span></text:span></text:p>
          </table:table-cell>
        </table:table-row>
        <table:table-row table:style-name="TableLine945658603602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56586037752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4" draw:name="Vorm22" draw:style-name="gr1" draw:text-style-name="P102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5658604988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><text:span text:style-name="Strong_20_Emphasis"><text:span text:style-name="T142"/></text:span></text:p>
          </table:table-cell>
        </table:table-row>
        <table:table-row table:style-name="TableLine9456586063009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5" draw:name="Vorm23" draw:style-name="gr1" draw:text-style-name="P102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2">Voeg </text:span></text:span><text:span text:style-name="Strong_20_Emphasis"><text:span text:style-name="T52">eventuele </text:span></text:span><text:span text:style-name="Strong_20_Emphasis"><text:span text:style-name="T51">extra </text:span></text:span><text:span text:style-name="Strong_20_Emphasis"><text:span text:style-name="T139">gebruikers </text:span></text:span><text:span text:style-name="Strong_20_Emphasis"><text:span text:style-name="T141">toe </text:span></text:span><text:span text:style-name="Strong_20_Emphasis"><text:span text:style-name="T85">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84"><text:note text:id="ftn7" text:note-class="footnote"><text:note-citation>1</text:note-citation><text:note-body><text:p text:style-name="P85"><text:span text:style-name="T362">De </text:span><text:span text:style-name="T375">Super</text:span><text:span text:style-name="T362">-toets is de Windows</text:span><text:span text:style-name="T363">-</text:span><text:span text:style-name="T364">toets</text:span><text:span text:style-name="T362">, </text:span><text:span text:style-name="T363">C</text:span><text:span text:style-name="T362">ommand-</text:span><text:span text:style-name="T364">toets</text:span><text:span text:style-name="T362">, of </text:span><text:span text:style-name="T363">V</text:span><text:span text:style-name="T362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90">Instellingen </text:span></text:span><text:span text:style-name="Strong_20_Emphasis"><text:span text:style-name="T111">rechts o</text:span></text:span><text:span text:style-name="Strong_20_Emphasis"><text:span text:style-name="T85">p </text:span></text:span><text:span text:style-name="Strong_20_Emphasis"><text:span text:style-name="T291">Gebruikers</text:span></text:span><text:span text:style-name="Strong_20_Emphasis"><text:span text:style-name="T109">.</text:span></text:span></text:p>
          </table:table-cell>
        </table:table-row>
        <table:table-row table:style-name="TableLine9456586063068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6" draw:name="Vorm24" draw:style-name="gr1" draw:text-style-name="P102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22">Klik links</text:span></text:span><text:span text:style-name="Strong_20_Emphasis"><text:span text:style-name="T143"> </text:span></text:span><text:span text:style-name="Strong_20_Emphasis"><text:span text:style-name="T120">op </text:span></text:span><text:span text:style-name="Strong_20_Emphasis"><text:span text:style-name="T179">Ontgrendelen</text:span></text:span><text:span text:style-name="Strong_20_Emphasis"><text:span text:style-name="T120"> </text:span></text:span><text:span text:style-name="Strong_20_Emphasis"><text:span text:style-name="T119">en daarna op </text:span></text:span><text:span text:style-name="Strong_20_Emphasis"><text:span text:style-name="T282">Gebruik</text:span></text:span><text:span text:style-name="Strong_20_Emphasis"><text:span text:style-name="T283">er</text:span></text:span><text:span text:style-name="Strong_20_Emphasis"><text:span text:style-name="T282"> toevoegen</text:span></text:span><text:span text:style-name="Strong_20_Emphasis"><text:span text:style-name="T119">.</text:span></text:span></text:p>
          </table:table-cell>
        </table:table-row>
        <table:table-row table:style-name="TableLine945658606312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565860631872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7" draw:name="Vorm25" draw:style-name="gr1" draw:text-style-name="P102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4">Controleer </text:span></text:span><text:span text:style-name="Strong_20_Emphasis"><text:span text:style-name="T45">of er updates zijn </text:span></text:span><text:span text:style-name="Strong_20_Emphasis"><text:span text:style-name="T46">via </text:span></text:span><text:span text:style-name="Strong_20_Emphasis"><text:span text:style-name="T73">een </text:span></text:span><text:span text:style-name="Strong_20_Emphasis"><text:span text:style-name="T103">druk</text:span></text:span><text:span text:style-name="Strong_20_Emphasis"><text:span text:style-name="T73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5">sof</text:span></text:span><text:span text:style-name="Strong_20_Emphasis"><text:span text:style-name="T177">t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81">Software</text:span></text:span><text:span text:style-name="Strong_20_Emphasis"><text:span text:style-name="T87">.</text:span></text:span></text:p>
          </table:table-cell>
        </table:table-row>
        <table:table-row table:style-name="TableLine94565860632464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8" draw:name="Vorm26" draw:style-name="gr1" draw:text-style-name="P10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0"><text:span text:style-name="T350">Klik op </text:span><text:span text:style-name="T353">Updates</text:span><text:span text:style-name="T351"> en a</text:span><text:span text:style-name="T349">ls</text:span><text:span text:style-name="T345"> </text:span><text:span text:style-name="T346">er </text:span><text:span text:style-name="T345">updates beschikbaar zijn, k</text:span><text:span text:style-name="T347">lik op </text:span><text:span text:style-name="Strong_20_Emphasis"><text:span text:style-name="T359">Downloaden</text:span></text:span><text:span text:style-name="T347"> </text:span><text:span text:style-name="T352">en vervolgens op </text:span><text:span text:style-name="T354">Herstarten &amp; bijwerken</text:span><text:span text:style-name="T352">.</text:span></text:p>
          </table:table-cell>
        </table:table-row>
        <table:table-row table:style-name="TableLine9456586063305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19" draw:name="Vorm27" draw:style-name="gr1" draw:text-style-name="P102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2"><text:span text:style-name="T348">A</text:span><text:span text:style-name="T430">anmelden als </text:span><text:span text:style-name="Definition"><text:span text:style-name="T8">gebruiker</text:span></text:span>.</text:p>
          </table:table-cell>
        </table:table-row>
        <table:table-row table:style-name="TableLine945658606336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565860634240">
          <table:table-cell table:style-name="_33_._5f_Installatie_5f_afronden.A1" office:value-type="string">
            <text:p text:style-name="P49"><text:span text:style-name="Strong_20_Emphasis"><text:span text:style-name="T99"><text:s/></text:span></text:span><text:span text:style-name="Strong_20_Emphasis"><text:span text:style-name="T138"><draw:control text:anchor-type="as-char" draw:z-index="43" draw:name="Vorm4_1" draw:style-name="gr1" draw:text-style-name="P102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via </text:span></text:span><text:span text:style-name="Strong_20_Emphasis"><text:span text:style-name="T73">een </text:span></text:span><text:span text:style-name="Strong_20_Emphasis"><text:span text:style-name="T84">druk 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6">ter</text:span></text:span><text:span text:style-name="Strong_20_Emphasis"><text:span text:style-name="T177">m</text:span></text:span><text:span text:style-name="Strong_20_Emphasis"><text:span text:style-name="T112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98">Terminalvenster</text:span></text:span><text:span text:style-name="Strong_20_Emphasis"><text:span text:style-name="T112">. </text:span></text:span></text:p>
          </table:table-cell>
        </table:table-row>
        <table:table-row table:style-name="TableLine94565860634832">
          <table:table-cell table:style-name="_33_._5f_Installatie_5f_afronden.A1" office:value-type="string">
            <text:p text:style-name="P63"><text:span text:style-name="Strong_20_Emphasis"><text:span text:style-name="T99"><text:s/></text:span></text:span><text:span text:style-name="Strong_20_Emphasis"><text:span text:style-name="T138"><draw:control text:anchor-type="as-char" draw:z-index="45" draw:name="Vorm4_0" draw:style-name="gr1" draw:text-style-name="P102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8"><text:span text:style-name="T460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4">e</text:span></text:span><text:span text:style-name="Strong_20_Emphasis"><text:span text:style-name="T112"> opdrachten, ieder gevolgd door de </text:span></text:span><text:span text:style-name="Strong_20_Emphasis"><text:span text:style-name="T240">Enter</text:span></text:span><text:span text:style-name="Strong_20_Emphasis"><text:span text:style-name="T85">-toets:<text:line-break/></text:span></text:span><text:span text:style-name="User_20_Entry"><text:span text:style-name="T311">sudo</text:span></text:span><text:span text:style-name="User_20_Entry"><text:span text:style-name="T310"> </text:span></text:span><text:span text:style-name="User_20_Entry"><text:span text:style-name="T311">apt install wget</text:span></text:span><text:span text:style-name="User_20_Entry"><text:span text:style-name="T310"><text:line-break/>wget karelzimmer.nl/</text:span></text:span><text:span text:style-name="User_20_Entry"><text:span text:style-name="T314">kz</text:span></text:span><text:span text:style-name="User_20_Entry"><text:span text:style-name="T310"><text:line-break/>bash </text:span></text:span><text:span text:style-name="User_20_Entry"><text:span text:style-name="T314">kz</text:span></text:span></text:p>
            <text:p text:style-name="P79"><text:span text:style-name="User_20_Entry"><text:span text:style-name="T313">exit</text:span></text:span></text:p>
          </table:table-cell>
        </table:table-row>
        <table:table-row table:style-name="TableLine94565860635424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565860636016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0" draw:name="Vorm33" draw:style-name="gr1" draw:text-style-name="P102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39">Super</text:span></text:span><text:span text:style-name="Strong_20_Emphasis"><text:span text:style-name="T87">-toets</text:span></text:span><text:span text:style-name="Strong_20_Emphasis"><text:span text:style-name="T305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565860636608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1" draw:name="Vorm34" draw:style-name="gr1" draw:text-style-name="P102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4">3 -</text:span></text:span><text:span text:style-name="Strong_20_Emphasis"><text:span text:style-name="T246"> </text:span></text:span><text:span text:style-name="Strong_20_Emphasis"><text:span text:style-name="T270">Installatie</text:span></text:span><text:span text:style-name="Strong_20_Emphasis"><text:span text:style-name="T271"> </text:span></text:span><text:span text:style-name="Strong_20_Emphasis"><text:span text:style-name="T272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565860637200">
          <table:table-cell table:style-name="_33_._5f_Installatie_5f_afronden.A1" office:value-type="string">
            <text:p text:style-name="P50"><text:span text:style-name="Strong_20_Emphasis"><text:span text:style-name="T99"><text:s/></text:span></text:span><text:span text:style-name="Strong_20_Emphasis"><text:span text:style-name="T138"><draw:control text:anchor-type="as-char" draw:z-index="22" draw:name="Vorm35" draw:style-name="gr1" draw:text-style-name="P102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71">Volg de aanwijzingen op het scherm.</text:span></text:span></text:p>
          </table:table-cell>
        </table:table-row>
        <table:table-row table:style-name="TableLine94565860637792"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5"/>
          </table:table-cell>
        </table:table-row>
        <table:table-row table:style-name="TableLine94565860638384">
          <table:table-cell table:style-name="_33_._5f_Installatie_5f_afronden.A1" office:value-type="string">
            <text:p text:style-name="P81"><text:span text:style-name="Strong_20_Emphasis"><text:span text:style-name="T99"><text:s/></text:span></text:span><text:span text:style-name="Strong_20_Emphasis"><text:span text:style-name="T138"><draw:control text:anchor-type="as-char" draw:z-index="52" draw:name="Vorm35_0" draw:style-name="gr1" draw:text-style-name="P102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1"><text:span text:style-name="T461">Gebruik de </text:span><text:span text:style-name="Strong_20_Emphasis"><text:span text:style-name="T461">kz_install</text:span></text:span><text:span text:style-name="T461">-bestanden</text:span><text:span text:style-name="T461"><text:note text:id="ftn8" text:note-class="footnote"><text:note-citation>2</text:note-citation><text:note-body><text:p text:style-name="P93">Deze zijn aangemaakt in <text:span text:style-name="T429">h</text:span><text:span text:style-name="T427">oofdstuk 1</text:span> met keuze <text:span text:style-name="T427">1 - Installatie voorbereiden</text:span>.</text:p></text:note-body></text:note></text:span><text:span text:style-name="T461"> in </text:span><text:span text:style-name="Strong_20_Emphasis"><text:span text:style-name="T461">/usr/</text:span></text:span><text:span text:style-name="Strong_20_Emphasis"><text:span text:style-name="T380">local/etc</text:span></text:span><text:span text:style-name="T376"> om de volledigheid van de installatie te controleren.</text:span></text:p>
          </table:table-cell>
        </table:table-row>
      </table:table>
      <text:p text:style-name="P39"><text:span text:style-name="Strong_20_Emphasis"><text:span text:style-name="T20"><text:tab/></text:span></text:span></text:p>
      <text:p text:style-name="P40"><text:span text:style-name="Strong_20_Emphasis"><text:span text:style-name="T98"/></text:span></text:p>
      <text:p text:style-name="P41"><text:span text:style-name="Strong_20_Emphasis"><text:span text:style-name="T71"/></text:span></text:p>
      <text:list xml:id="list205736814228634" text:continue-numbering="true" text:style-name="L1">
        <text:list-item>
          <text:p text:style-name="P97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56586047491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3" draw:name="Vorm36" draw:style-name="gr1" draw:text-style-name="P102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1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9" text:note-class="footnote"><text:note-citation>1</text:note-citation><text:note-body><text:p text:style-name="P84"><text:span text:style-name="T426">Na aanmelden als </text:span><text:span text:style-name="T432">andere gebruiker</text:span><text:span text:style-name="T426">, </text:span><text:span text:style-name="T449">zoek en </text:span><text:span text:style-name="T426">start</text:span><text:span text:style-name="T435"> </text:span><text:span text:style-name="T434">In</text:span><text:span text:style-name="T428">stallatiemenu</text:span><text:span text:style-name="Strong_20_Emphasis"><text:span text:style-name="T294"> </text:span></text:span><text:span text:style-name="T426">en </text:span><text:span text:style-name="User_20_Entry"><text:span text:style-name="T242">kies </text:span></text:span><text:span text:style-name="User_20_Entry"><text:span text:style-name="T244">4 -</text:span></text:span><text:span text:style-name="User_20_Entry"><text:span text:style-name="T242"> </text:span></text:span><text:span text:style-name="User_20_Entry"><text:span text:style-name="T243">Gebruiker inrichten</text:span></text:span><text:span text:style-name="User_20_Entry"><text:span text:style-name="T242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68">Installatiemenu</text:span></text:span><text:span text:style-name="Strong_20_Emphasis"><text:span text:style-name="T294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74">4 -</text:span></text:span><text:span text:style-name="Strong_20_Emphasis"><text:span text:style-name="T246"> </text:span></text:span><text:span text:style-name="T287">Gebruiker inrichten</text:span><text:span text:style-name="Strong_20_Emphasis"><text:span text:style-name="T74">.</text:span></text:span></text:p>
          </table:table-cell>
        </table:table-row>
        <table:table-row table:style-name="TableLine9456586088793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4" draw:name="Vorm37" draw:style-name="gr1" draw:text-style-name="P102" svg:width="0.35cm" svg:height="0.35cm" draw:control="control25"/></text:span></text:span></text:p>
          </table:table-cell>
          <table:table-cell table:style-name="Tabel2.A1" office:value-type="string">
            <text:p text:style-name="P47"><text:span text:style-name="Strong_20_Emphasis"><text:span text:style-name="T425">Volg de aanwijzingen op het scherm.</text:span></text:span></text:p>
          </table:table-cell>
        </table:table-row>
        <table:table-row table:style-name="TableLine94565860832448"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47"/>
          </table:table-cell>
        </table:table-row>
        <table:table-row table:style-name="TableLine94565860770496">
          <table:table-cell table:style-name="Tabel2.A1" office:value-type="string">
            <text:p text:style-name="P82"><text:span text:style-name="Strong_20_Emphasis"><text:span text:style-name="T99"><text:s/></text:span></text:span><text:span text:style-name="Strong_20_Emphasis"><text:span text:style-name="T138"><draw:control text:anchor-type="as-char" draw:z-index="53" draw:name="Vorm37_0" draw:style-name="gr1" draw:text-style-name="P102" svg:width="0.35cm" svg:height="0.35cm" draw:control="control54"/></text:span></text:span></text:p>
          </table:table-cell>
          <table:table-cell table:style-name="Tabel2.A1" office:value-type="string">
            <text:p text:style-name="P82"><text:span text:style-name="T461">Gebruik de </text:span><text:span text:style-name="Strong_20_Emphasis"><text:span text:style-name="T461">kz_</text:span></text:span><text:span text:style-name="Strong_20_Emphasis"><text:span text:style-name="T381">setup</text:span></text:span><text:span text:style-name="T461">-bestanden</text:span><text:span text:style-name="T461"><text:note text:id="ftn10" text:note-class="footnote"><text:note-citation>2</text:note-citation><text:note-body><text:p text:style-name="P92">Deze zijn aangemaakt in <text:span text:style-name="T429">h</text:span><text:span text:style-name="T427">oofdstuk 1</text:span> met keuze <text:span text:style-name="T427">1 - Installatie voorbereiden</text:span>.</text:p></text:note-body></text:note></text:span><text:span text:style-name="T461"> in </text:span><text:span text:style-name="T462">de </text:span><text:span text:style-name="Strong_20_Emphasis"><text:span text:style-name="T462">Persoonlijk map</text:span></text:span><text:span text:style-name="T376"> om de volledigheid van </text:span><text:span text:style-name="T377">h</text:span><text:span text:style-name="T376">e</text:span><text:span text:style-name="T377">t</text:span><text:span text:style-name="T376"> in</text:span><text:span text:style-name="T378">richten</text:span><text:span text:style-name="T376"> te controleren.</text:span></text:p>
          </table:table-cell>
        </table:table-row>
        <table:table-row table:style-name="TableLine945658608314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56586087648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5" draw:name="Vorm38" draw:style-name="gr1" draw:text-style-name="P102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79">Herstart de computer.</text:span></text:span></text:p>
          </table:table-cell>
        </table:table-row>
        <table:table-row table:style-name="TableLine945658608739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56586087136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6" draw:name="Vorm39" draw:style-name="gr1" draw:text-style-name="P102" svg:width="0.35cm" svg:height="0.35cm" draw:control="control27"/></text:span></text:span></text:p>
          </table:table-cell>
          <table:table-cell table:style-name="Tabel2.A1" office:value-type="string">
            <text:p text:style-name="P47"><text:span text:style-name="Strong_20_Emphasis"><text:span text:style-name="T73">Aanmelden als </text:span></text:span><text:span text:style-name="Definition"><text:span text:style-name="T12">gebruiker</text:span></text:span><text:span text:style-name="Strong_20_Emphasis"><text:span text:style-name="T73">.</text:span></text:span></text:p>
          </table:table-cell>
        </table:table-row>
        <table:table-row table:style-name="TableLine9456586086624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56586080017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7" draw:name="Vorm40" draw:style-name="gr1" draw:text-style-name="P102" svg:width="0.35cm" svg:height="0.35cm" draw:control="control28"/></text:span></text:span></text:p>
          </table:table-cell>
          <table:table-cell table:style-name="Tabel2.A1" office:value-type="string">
            <text:p text:style-name="P61"><text:span text:style-name="Strong_20_Emphasis"><text:span text:style-name="T25">Als </text:span></text:span><text:span text:style-name="Strong_20_Emphasis"><text:span text:style-name="T63">er tijdens de installatie is gekozen voor </text:span></text:span><text:span text:style-name="Strong_20_Emphasis"><text:span text:style-name="T183">LVM met encryptie</text:span></text:span><text:span text:style-name="Strong_20_Emphasis"><text:span text:style-name="T293">,</text:span></text:span><text:span text:style-name="Strong_20_Emphasis"><text:span text:style-name="T23"> </text:span></text:span><text:span text:style-name="Strong_20_Emphasis"><text:span text:style-name="T36">l</text:span></text:span><text:span text:style-name="Strong_20_Emphasis"><text:span text:style-name="T23">eg de </text:span></text:span><text:span text:style-name="Strong_20_Emphasis"><text:span text:style-name="T64">wachtzin</text:span></text:span><text:span text:style-name="Strong_20_Emphasis"><text:span text:style-name="T23"> vast in </text:span></text:span><text:span text:style-name="Strong_20_Emphasis"><text:span text:style-name="T48">een</text:span></text:span><text:span text:style-name="Strong_20_Emphasis"><text:span text:style-name="T23"> </text:span></text:span><text:span text:style-name="Strong_20_Emphasis"><text:span text:style-name="T48">w</text:span></text:span><text:span text:style-name="Strong_20_Emphasis"><text:span text:style-name="T49">achtwoordkluis</text:span></text:span><text:span text:style-name="Strong_20_Emphasis"><text:span text:style-name="T23"> </text:span></text:span><text:span text:style-name="Strong_20_Emphasis"><text:span text:style-name="T48">zoals </text:span></text:span><text:span text:style-name="Strong_20_Emphasis"><text:span text:style-name="T180">Bitwarden</text:span></text:span><text:span text:style-name="Strong_20_Emphasis"><text:span text:style-name="T48">, </text:span></text:span><text:span text:style-name="Strong_20_Emphasis"><text:span text:style-name="T53">zie links in de </text:span></text:span><text:span text:style-name="Strong_20_Emphasis"><text:span text:style-name="T129">balk</text:span></text:span><text:span text:style-name="Strong_20_Emphasis"><text:span text:style-name="T53">.</text:span></text:span></text:p>
          </table:table-cell>
        </table:table-row>
        <table:table-row table:style-name="TableLine945658608007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56586088440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8" draw:name="Vorm41" draw:style-name="gr1" draw:text-style-name="P102" svg:width="0.35cm" svg:height="0.35cm" draw:control="control29"/></text:span></text:span></text:p>
          </table:table-cell>
          <table:table-cell table:style-name="Tabel2.A1" office:value-type="string">
            <text:p text:style-name="P53"><text:span text:style-name="Strong_20_Emphasis"><text:span text:style-name="T262">Maak een </text:span></text:span><text:span text:style-name="Strong_20_Emphasis"><text:span text:style-name="T264">back-up</text:span></text:span><text:span text:style-name="Strong_20_Emphasis"><text:span text:style-name="T262">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6">Installatie</text:span></text:span><text:span text:style-name="Strong_20_Emphasis"><text:span text:style-name="T277">m</text:span></text:span><text:span text:style-name="Strong_20_Emphasis"><text:span text:style-name="T275">enu</text:span></text:span><text:span text:style-name="Strong_20_Emphasis"><text:span text:style-name="T84">.</text:span></text:span></text:p>
          </table:table-cell>
        </table:table-row>
        <table:table-row table:style-name="TableLine94565860884992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29" draw:name="Vorm42" draw:style-name="gr1" draw:text-style-name="P102" svg:width="0.35cm" svg:height="0.35cm" draw:control="control30"/></text:span></text:span></text:p>
          </table:table-cell>
          <table:table-cell table:style-name="Tabel2.A1" office:value-type="string">
            <text:p text:style-name="P47"><text:span text:style-name="Strong_20_Emphasis"><text:span text:style-name="T300">K</text:span></text:span><text:span text:style-name="Strong_20_Emphasis"><text:span text:style-name="T262">ies</text:span></text:span><text:span text:style-name="Strong_20_Emphasis"><text:span text:style-name="T261"> </text:span></text:span><text:span text:style-name="Strong_20_Emphasis"><text:span text:style-name="T284">5 -</text:span></text:span><text:span text:style-name="T260"> </text:span><text:span text:style-name="T284">Opdrachtenmenu</text:span><text:span text:style-name="T262">, </text:span><text:span text:style-name="T304">kies</text:span><text:span text:style-name="T262"> </text:span><text:span text:style-name="T285">1 -</text:span><text:span text:style-name="T260"> </text:span><text:span text:style-name="T288">Back-up</text:span><text:span text:style-name="T285"> </text:span><text:span text:style-name="T288">maken</text:span><text:span text:style-name="T260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4">Verder</text:span></text:span><text:span text:style-name="Strong_20_Emphasis"><text:span text:style-name="T98">.</text:span></text:span></text:p>
          </table:table-cell>
        </table:table-row>
        <table:table-row table:style-name="TableLine94565860771920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0" draw:name="Vorm43" draw:style-name="gr1" draw:text-style-name="P102" svg:width="0.35cm" svg:height="0.35cm" draw:control="control31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  <table:table-row table:style-name="TableLine9456586077251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7"/>
          </table:table-cell>
        </table:table-row>
        <table:table-row table:style-name="TableLine94565860773296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1" draw:name="Vorm44" draw:style-name="gr1" draw:text-style-name="P102" svg:width="0.35cm" svg:height="0.35cm" draw:control="control32"/></text:span></text:span></text:p>
          </table:table-cell>
          <table:table-cell table:style-name="Tabel2.A1" office:value-type="string">
            <text:p text:style-name="P54"><text:span text:style-name="Strong_20_Emphasis"><text:span text:style-name="T299">Plan automatische </text:span></text:span><text:span text:style-name="Strong_20_Emphasis"><text:span text:style-name="T301">reservekopieën</text:span></text:span><text:span text:style-name="Strong_20_Emphasis"><text:span text:style-name="T262"> </text:span></text:span><text:span text:style-name="Strong_20_Emphasis"><text:span text:style-name="T263">in </text:span></text:span><text:span text:style-name="Strong_20_Emphasis"><text:span text:style-name="T261">via</text:span></text:span><text:span text:style-name="Strong_20_Emphasis"><text:span text:style-name="T85"> </text:span></text:span><text:span text:style-name="Strong_20_Emphasis"><text:span text:style-name="T73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9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9">res</text:span></text:span><text:span text:style-name="Strong_20_Emphasis"><text:span text:style-name="T178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10">het </text:span></text:span><text:span text:style-name="Strong_20_Emphasis"><text:span text:style-name="T85">pictogram </text:span></text:span><text:span text:style-name="Strong_20_Emphasis"><text:span text:style-name="T110">van</text:span></text:span><text:span text:style-name="Strong_20_Emphasis"><text:span text:style-name="T89"> </text:span></text:span><text:span text:style-name="Strong_20_Emphasis"><text:span text:style-name="T278">Reservekopieën</text:span></text:span><text:span text:style-name="Strong_20_Emphasis"><text:span text:style-name="T84">.</text:span></text:span></text:p>
          </table:table-cell>
        </table:table-row>
        <table:table-row table:style-name="TableLine94565860773888">
          <table:table-cell table:style-name="Tabel2.A1" office:value-type="string">
            <text:p text:style-name="P51"><text:span text:style-name="Strong_20_Emphasis"><text:span text:style-name="T99"><text:s/></text:span></text:span><text:span text:style-name="Strong_20_Emphasis"><text:span text:style-name="T138"><draw:control text:anchor-type="as-char" draw:z-index="32" draw:name="Vorm45" draw:style-name="gr1" draw:text-style-name="P102" svg:width="0.35cm" svg:height="0.35cm" draw:control="control33"/></text:span></text:span></text:p>
          </table:table-cell>
          <table:table-cell table:style-name="Tabel2.A1" office:value-type="string">
            <text:p text:style-name="P47"><text:span text:style-name="Strong_20_Emphasis"><text:span text:style-name="T259">Volg de aanwijzingen op het scherm.</text:span></text:span></text:p>
          </table:table-cell>
        </table:table-row>
      </table:table>
      <text:p text:style-name="P17"><text:span text:style-name="Strong_20_Emphasis"><text:span text:style-name="T74"/></text:span></text:p>
      <text:p text:style-name="P46"/>
      <text:p text:style-name="P32"><text:span text:style-name="T321">De installatie van </text:span><text:span text:style-name="T321"><text:reference-ref text:reference-format="text" text:ref-name="Distributie">Debian</text:reference-ref></text:span><text:span text:style-name="T321"><text:s/></text:span><text:span text:style-name="T322"><text:reference-ref text:reference-format="text" text:ref-name="Versie">10</text:reference-ref></text:span><text:span text:style-name="T321"><text:s/></text:span><text:span text:style-name="T329">LTS </text:span><text:span text:style-name="T321"><text:reference-ref text:reference-format="text" text:ref-name="Editie">desktop</text:reference-ref></text:span><text:span text:style-name="T321"><text:s/>is voltooid.</text:span></text:p>
      <text:p text:style-name="P26"/>
      <text:p text:style-name="P25"><text:span text:style-name="T420">E</text:span><text:span text:style-name="T419">inde c</text:span><text:span text:style-name="T418">hecklist.</text:span></text:p>
      <text:p text:style-name="P27"/>
      <text:p text:style-name="P7"><text:span text:style-name="T121">Geschreven</text:span><text:span text:style-name="T47"> door Karel Zimmer &lt;</text:span><text:a xlink:type="simple" xlink:href="mailto:info@karelzimmer.nl" text:style-name="Internet_20_link" text:visited-style-name="Visited_20_Internet_20_Link">info@karelzimmer.nl</text:a><text:span text:style-name="T47">&gt;</text:span><text:span text:style-name="T50">.</text:span></text:p>
      <text:p text:style-name="P8"/>
      <text:p text:style-name="P10"><text:span text:style-name="T440">Auteursrecht </text:span><text:span text:style-name="Strong_20_Emphasis"><text:span text:style-name="T439">© </text:span></text:span><text:span text:style-name="Strong_20_Emphasis"><text:span text:style-name="T438">2</text:span></text:span><text:span text:style-name="T440">020-</text:span><text:span text:style-name="T442">2021</text:span><text:span text:style-name="T440"> Karel Zimmer.</text:span></text:p>
      <text:p text:style-name="P9"/>
      <text:p text:style-name="P11"><text:span text:style-name="T441">Creative Commons Naamsvermelding-GelijkDelen Internationaal</text:span><text:span text:style-name="T443">-</text:span><text:span text:style-name="T441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41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15T20:57:34.608026216">15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5T20:57:34.521209308</dc:date>
    <meta:keyword>Installatie</meta:keyword>
    <meta:keyword>Checklist</meta:keyword>
    <meta:keyword>Linux</meta:keyword>
    <meta:editing-cycles>6291</meta:editing-cycles>
    <meta:editing-duration>P11DT2H30M23S</meta:editing-duration>
    <meta:print-date>2021-03-23T20:07:57.967210640</meta:print-date>
    <dc:creator>Karel Zimmer</dc:creator>
    <meta:document-statistic meta:table-count="4" meta:image-count="0" meta:object-count="0" meta:page-count="4" meta:paragraph-count="136" meta:word-count="1052" meta:character-count="7109" meta:non-whitespace-character-count="6070"/>
    <meta:user-defined meta:name="Info 1"/>
    <meta:user-defined meta:name="Info 2"/>
    <meta:user-defined meta:name="Info 3"/>
    <meta:user-defined meta:name="Info 4"/>
  </office:meta>
</office:document-meta>
</file>